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29cm" fo:min-width="6.358cm"/>
    </style:style>
    <style:style style:name="gr3" style:family="graphic" style:parent-style-name="standard">
      <style:graphic-properties draw:fill-color="#65c295" draw:textarea-horizontal-align="justify" draw:textarea-vertical-align="middle" draw:auto-grow-height="false" fo:min-height="0.894cm" fo:min-width="6.612cm"/>
    </style:style>
    <style:style style:name="gr4" style:family="graphic" style:parent-style-name="standard">
      <style:graphic-properties draw:fill-color="#65c295" draw:textarea-horizontal-align="justify" draw:textarea-vertical-align="middle" draw:auto-grow-height="false" fo:min-height="0.894cm" fo:min-width="2.397cm"/>
    </style:style>
    <style:style style:name="gr5" style:family="graphic" style:parent-style-name="standard">
      <style:graphic-properties draw:stroke="none" svg:stroke-color="#000000" draw:fill="none" draw:fill-color="#ffffff" draw:auto-grow-height="true" draw:auto-grow-width="false" fo:max-height="0cm" fo:min-height="3.56cm"/>
    </style:style>
    <style:style style:name="gr6" style:family="graphic" style:parent-style-name="standard">
      <style:graphic-properties draw:stroke="none" draw:fill="none" fo:min-height="1.782cm"/>
    </style:style>
    <style:style style:name="gr7" style:family="graphic" style:parent-style-name="standard">
      <style:graphic-properties svg:stroke-opacity="50%" draw:opacity="50%" draw:textarea-horizontal-align="justify" draw:textarea-vertical-align="middle" draw:auto-grow-height="false" fo:min-height="2.29cm" fo:min-width="6.358cm"/>
    </style:style>
    <style:style style:name="gr8" style:family="graphic" style:parent-style-name="standard">
      <style:graphic-properties svg:stroke-opacity="50%" draw:fill-color="#65c295" draw:opacity="50%" draw:textarea-horizontal-align="justify" draw:textarea-vertical-align="middle" draw:auto-grow-height="false" fo:min-height="0.894cm" fo:min-width="6.612cm"/>
    </style:style>
    <style:style style:name="gr9" style:family="graphic" style:parent-style-name="standard">
      <style:graphic-properties svg:stroke-opacity="50%" draw:fill-color="#65c295" draw:opacity="50%" draw:textarea-horizontal-align="justify" draw:textarea-vertical-align="middle" draw:auto-grow-height="false" fo:min-height="0.894cm" fo:min-width="2.39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svg:stroke-opacity="100%" draw:opacity="100%" draw:textarea-horizontal-align="justify" draw:textarea-vertical-align="middle" draw:auto-grow-height="false" fo:min-height="2.29cm" fo:min-width="6.358cm"/>
    </style:style>
    <style:style style:name="gr12" style:family="graphic" style:parent-style-name="standard">
      <style:graphic-properties svg:stroke-opacity="100%" draw:fill-color="#65c295" draw:opacity="100%" draw:textarea-horizontal-align="justify" draw:textarea-vertical-align="middle" draw:auto-grow-height="false" fo:min-height="0.894cm" fo:min-width="6.612cm"/>
    </style:style>
    <style:style style:name="gr13" style:family="graphic" style:parent-style-name="standard">
      <style:graphic-properties draw:textarea-horizontal-align="justify" draw:textarea-vertical-align="middle" draw:auto-grow-height="false" fo:min-height="1.02cm" fo:min-width="3.056cm"/>
    </style:style>
    <style:style style:name="gr14" style:family="graphic" style:parent-style-name="standard">
      <style:graphic-properties draw:textarea-horizontal-align="justify" draw:textarea-vertical-align="middle" draw:auto-grow-height="false" fo:min-height="1.02cm" fo:min-width="4.072cm"/>
    </style:style>
    <style:style style:name="gr15" style:family="graphic" style:parent-style-name="standard">
      <style:graphic-properties draw:textarea-horizontal-align="justify" draw:textarea-vertical-align="middle" draw:auto-grow-height="false" fo:min-height="0.766cm" fo:min-width="2.04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textarea-horizontal-align="justify" draw:textarea-vertical-align="middle" draw:auto-grow-height="false" fo:min-height="1.02cm" fo:min-width="5.088cm"/>
    </style:style>
    <style:style style:name="gr18"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4.267cm" fo:min-width="0cm"/>
    </style:style>
    <style:style style:name="gr21" style:family="graphic" style:parent-style-name="objectwithoutfill">
      <style:graphic-properties draw:stroke="dash" draw:stroke-dash="Fine_20_Dashed" draw:fill="none"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0.766cm"/>
    </style:style>
    <style:style style:name="gr23" style:family="graphic" style:parent-style-name="standard">
      <style:graphic-properties draw:textarea-horizontal-align="justify" draw:textarea-vertical-align="middle" draw:auto-grow-height="false" fo:min-height="1.528cm" fo:min-width="4.072cm"/>
    </style:style>
    <style:style style:name="gr24" style:family="graphic" style:parent-style-name="standard">
      <style:graphic-properties draw:textarea-horizontal-align="justify" draw:textarea-vertical-align="middle" draw:auto-grow-height="false" fo:min-height="1.782cm" fo:min-width="3.818cm"/>
    </style:style>
    <style:style style:name="gr25" style:family="graphic" style:parent-style-name="standard">
      <style:graphic-properties draw:fill-color="#8ccfb7" draw:textarea-horizontal-align="justify" draw:textarea-vertical-align="middle" draw:auto-grow-height="false" fo:min-height="1.528cm" fo:min-width="4.326cm"/>
    </style:style>
    <style:style style:name="gr26" style:family="graphic" style:parent-style-name="standard">
      <style:graphic-properties draw:textarea-horizontal-align="justify" draw:textarea-vertical-align="middle" draw:auto-grow-height="false" fo:min-height="1.782cm" fo:min-width="4.304cm"/>
    </style:style>
    <style:style style:name="gr27" style:family="graphic" style:parent-style-name="standard">
      <style:graphic-properties draw:textarea-horizontal-align="justify" draw:textarea-vertical-align="middle" draw:auto-grow-height="false" fo:min-height="1.528cm" fo:min-width="7.882cm"/>
    </style:style>
    <style:style style:name="gr28" style:family="graphic" style:parent-style-name="objectwithoutfill">
      <style:graphic-properties svg:stroke-width="0.081cm" svg:stroke-color="#72bf44" draw:marker-start-width="0.321cm" draw:marker-end-width="0.321cm" draw:fill="none" draw:textarea-vertical-align="middle" fo:padding-top="0.165cm" fo:padding-bottom="0.165cm" fo:padding-left="0.29cm" fo:padding-right="0.29cm"/>
    </style:style>
    <style:style style:name="gr29" style:family="graphic" style:parent-style-name="objectwithoutfill">
      <style:graphic-properties svg:stroke-width="0.081cm" svg:stroke-color="#7da7d8" draw:marker-start-width="0.321cm" draw:marker-end-width="0.321cm" draw:fill="none" draw:textarea-vertical-align="middle" fo:padding-top="0.165cm" fo:padding-bottom="0.165cm" fo:padding-left="0.29cm" fo:padding-right="0.29cm"/>
    </style:style>
    <style:style style:name="gr30" style:family="graphic" style:parent-style-name="objectwithoutfill">
      <style:graphic-properties svg:stroke-width="0.081cm" svg:stroke-color="#9d85be" draw:marker-start-width="0.321cm" draw:marker-end-width="0.321cm" draw:fill="none" draw:textarea-vertical-align="middle" fo:padding-top="0.165cm" fo:padding-bottom="0.165cm" fo:padding-left="0.29cm" fo:padding-right="0.29cm"/>
    </style:style>
    <style:style style:name="gr31" style:family="graphic" style:parent-style-name="standard">
      <style:graphic-properties draw:stroke="none" svg:stroke-color="#000000" draw:fill="none" draw:fill-color="#ffffff" draw:textarea-horizontal-align="left" draw:auto-grow-height="true" draw:auto-grow-width="false" fo:min-height="2.29cm" fo:min-width="0cm"/>
    </style:style>
    <style:style style:name="pr1" style:family="presentation" style:parent-style-name="標準-subtitle">
      <style:graphic-properties draw:fill-color="#ffffff" draw:textarea-vertical-align="top" draw:auto-grow-height="true" fo:min-height="12.179cm"/>
    </style:style>
    <style:style style:name="pr2" style:family="presentation" style:parent-style-name="標準-title">
      <style:graphic-properties draw:auto-grow-height="true" fo:min-height="3.506cm"/>
    </style:style>
    <style:style style:name="pr3" style:family="presentation" style:parent-style-name="標準-notes">
      <style:graphic-properties draw:fill-color="#ffffff" draw:auto-grow-height="true" fo:min-height="12.572cm"/>
    </style:style>
    <style:style style:name="pr4" style:family="presentation" style:parent-style-name="標準-outline1">
      <style:graphic-properties fo:min-height="11.929cm"/>
    </style:style>
    <style:style style:name="P1" style:family="paragraph">
      <style:paragraph-properties fo:text-align="start"/>
      <style:text-properties style:font-name="Liberation Sans1" fo:font-size="36pt" style:font-size-asian="36pt" style:font-size-complex="36pt"/>
    </style:style>
    <style:style style:name="P2" style:family="paragraph">
      <loext:graphic-properties draw:fill-color="#ffffff"/>
      <style:paragraph-properties fo:text-align="start"/>
      <style:text-properties style:font-name="Liberation Sans1" fo:font-size="36pt" style:font-size-asian="36pt" style:font-size-complex="36pt"/>
    </style:style>
    <style:style style:name="P3" style:family="paragraph">
      <loext:graphic-properties draw:fill-color="#ffffff"/>
    </style:style>
    <style:style style:name="P4" style:family="paragraph">
      <style:text-properties fo:font-size="18pt" style:font-size-asian="18pt" style:font-size-complex="18pt"/>
    </style:style>
    <style:style style:name="P5" style:family="paragraph">
      <loext:graphic-properties draw:fill-color="#ffffff"/>
      <style:text-properties style:font-size-asian="20pt"/>
    </style:style>
    <style:style style:name="P6" style:family="paragraph">
      <style:paragraph-properties fo:text-align="center"/>
    </style:style>
    <style:style style:name="P7" style:family="paragraph">
      <loext:graphic-properties draw:fill-color="#65c295"/>
      <style:paragraph-properties fo:text-align="center"/>
    </style:style>
    <style:style style:name="P8" style:family="paragraph">
      <style:text-properties fo:font-size="14pt"/>
    </style:style>
    <style:style style:name="P9" style:family="paragraph">
      <loext:graphic-properties draw:fill="none" draw:fill-color="#ffffff"/>
      <style:text-properties fo:font-size="14pt"/>
    </style:style>
    <style:style style:name="P10" style:family="paragraph">
      <style:text-properties fo:font-size="14pt" style:font-size-asian="14pt" style:font-size-complex="14pt"/>
    </style:style>
    <style:style style:name="P11" style:family="paragraph">
      <loext:graphic-properties draw:fill="none"/>
      <style:text-properties fo:font-size="14pt" style:font-size-asian="14pt" style:font-size-complex="14pt"/>
    </style:style>
    <style:style style:name="P12" style:family="paragraph">
      <style:text-properties fo:font-size="24pt" style:font-size-asian="24pt" style:font-size-complex="24pt"/>
    </style:style>
    <style:style style:name="P13" style:family="paragraph">
      <style:paragraph-properties fo:text-align="center"/>
      <style:text-properties fo:font-size="18pt"/>
    </style:style>
    <style:style style:name="P14" style:family="paragraph">
      <loext:graphic-properties draw:opacity="50%"/>
      <style:paragraph-properties fo:text-align="center"/>
      <style:text-properties fo:font-size="18pt"/>
    </style:style>
    <style:style style:name="P15" style:family="paragraph">
      <loext:graphic-properties draw:fill-color="#65c295" draw:opacity="50%"/>
      <style:paragraph-properties fo:text-align="center"/>
      <style:text-properties fo:font-size="18pt"/>
    </style:style>
    <style:style style:name="P16" style:family="paragraph">
      <loext:graphic-properties draw:fill="none" draw:fill-color="#ffffff"/>
    </style:style>
    <style:style style:name="P17" style:family="paragraph">
      <loext:graphic-properties draw:fill-color="#65c295"/>
      <style:paragraph-properties fo:text-align="center"/>
      <style:text-properties fo:font-size="18pt"/>
    </style:style>
    <style:style style:name="P18" style:family="paragraph">
      <loext:graphic-properties draw:opacity="100%"/>
      <style:paragraph-properties fo:text-align="center"/>
      <style:text-properties fo:font-size="18pt"/>
    </style:style>
    <style:style style:name="P19" style:family="paragraph">
      <loext:graphic-properties draw:fill-color="#65c295" draw:opacity="100%"/>
      <style:paragraph-properties fo:text-align="center"/>
      <style:text-properties fo:font-size="18pt"/>
    </style:style>
    <style:style style:name="P20" style:family="paragraph">
      <loext:graphic-properties draw:fill="none"/>
      <style:paragraph-properties fo:text-align="center"/>
    </style:style>
    <style:style style:name="P21" style:family="paragraph">
      <style:paragraph-properties fo:text-align="start"/>
    </style:style>
    <style:style style:name="P22" style:family="paragraph">
      <style:paragraph-properties style:text-autospace="none"/>
    </style:style>
    <style:style style:name="P23" style:family="paragraph">
      <style:text-properties fo:font-size="16pt" style:font-size-asian="16pt" style:font-size-complex="16pt"/>
    </style:style>
    <style:style style:name="P24" style:family="paragraph">
      <style:paragraph-properties style:text-autospace="none"/>
      <style:text-properties fo:font-size="16pt" style:font-size-asian="16pt" style:font-size-complex="16pt"/>
    </style:style>
    <style:style style:name="P25" style:family="paragraph">
      <loext:graphic-properties draw:fill-color="#8ccfb7"/>
      <style:paragraph-properties fo:text-align="center"/>
    </style:style>
    <style:style style:name="P26" style:family="paragraph">
      <style:text-properties fo:font-size="26pt" style:font-size-asian="26pt" style:font-size-complex="26pt"/>
    </style:style>
    <style:style style:name="P27" style:family="paragraph">
      <loext:graphic-properties draw:fill="none" draw:fill-color="#ffffff"/>
      <style:text-properties fo:color="#72bf44" fo:font-size="26pt" style:font-size-asian="26pt" style:font-size-complex="26pt"/>
    </style:style>
    <style:style style:name="P28" style:family="paragraph">
      <style:text-properties fo:color="#7da7d8" fo:font-size="26pt" style:font-size-asian="26pt" style:font-size-complex="26pt"/>
    </style:style>
    <style:style style:name="P29" style:family="paragraph">
      <loext:graphic-properties draw:fill="none" draw:fill-color="#ffffff"/>
      <style:text-properties fo:color="#7da7d8" fo:font-size="26pt" style:font-size-asian="26pt" style:font-size-complex="26pt"/>
    </style:style>
    <style:style style:name="P30" style:family="paragraph">
      <style:text-properties fo:color="#9d85be" fo:font-size="24pt" style:font-size-asian="24pt" style:font-size-complex="24pt"/>
    </style:style>
    <style:style style:name="P31" style:family="paragraph">
      <loext:graphic-properties draw:fill="none" draw:fill-color="#ffffff"/>
      <style:text-properties fo:color="#9d85be" fo:font-size="24pt" style:font-size-asian="24pt" style:font-size-complex="24pt"/>
    </style:style>
    <style:style style:name="T1" style:family="text">
      <style:text-properties style:font-name="Liberation Sans1" fo:font-size="36pt" style:font-size-asian="36pt" style:font-size-complex="36pt"/>
    </style:style>
    <style:style style:name="T2" style:family="text">
      <style:text-properties style:font-name="Liberation Sans1" fo:font-size="28pt" style:font-size-asian="28pt" style:font-size-complex="28pt"/>
    </style:style>
    <style:style style:name="T3" style:family="text">
      <style:text-properties fo:font-size="28pt" style:font-size-asian="28pt" style:font-size-complex="28pt"/>
    </style:style>
    <style:style style:name="T4" style:family="text">
      <style:text-properties style:font-name="Liberation Sans1" fo:font-size="26pt" style:font-size-asian="26pt" style:font-size-complex="26pt"/>
    </style:style>
    <style:style style:name="T5" style:family="text">
      <style:text-properties style:font-name="Liberation Sans1" fo:font-size="18pt" style:font-size-asian="18pt" style:font-size-complex="18pt"/>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fo:font-size="18pt" fo:font-weight="bold" style:font-size-asian="18pt" style:font-weight-asian="bold" style:font-size-complex="18pt" style:font-weight-complex="bold"/>
    </style:style>
    <style:style style:name="T9" style:family="text">
      <style:text-properties fo:color="#666666" fo:font-size="18pt" style:font-size-asian="18pt" style:font-size-complex="18pt"/>
    </style:style>
    <style:style style:name="T10" style:family="text">
      <style:text-properties fo:font-size="14pt" style:font-size-asian="14pt" style:font-size-complex="14pt"/>
    </style:style>
    <style:style style:name="T11" style:family="text">
      <style:text-properties fo:font-size="26pt" style:font-size-asian="26pt" style:font-size-complex="26pt"/>
    </style:style>
    <style:style style:name="T12" style:family="text">
      <style:text-properties fo:font-variant="normal" fo:text-transform="none" fo:color="#a9b7c6"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1ca8e1"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aa4926"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a742"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cc7832"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6a8759"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cccccc"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8bb5d"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95231f"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add58a"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89c765"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c679dd" style:text-outline="false" style:text-line-through-style="none" style:text-line-through-type="none" style:font-name="Segoe UI" fo:font-size="16pt" fo:font-style="normal" fo:text-shadow="none" style:text-underline-style="none" fo:font-weight="bold" style:letter-kerning="true" fo:background-color="transparent" style:font-name-asian="Segoe UI" style:font-size-asian="16pt" style:font-style-asian="normal" style:font-weight-asian="bold" style:font-name-complex="Segoe UI" style:font-size-complex="16pt" style:font-style-complex="normal" style:font-weight-complex="bold" style:text-emphasize="none" style:font-relief="none" style:text-overline-style="none" style:text-overline-color="font-color"/>
    </style:style>
    <style:style style:name="T24" style:family="text">
      <style:text-properties fo:font-variant="normal" fo:text-transform="none" fo:color="#61afef" style:text-outline="false" style:text-line-through-style="none" style:text-line-through-type="none" style:font-name="Segoe UI" fo:font-size="16pt" fo:font-style="normal" fo:text-shadow="none" style:text-underline-style="none" fo:font-weight="bold" style:letter-kerning="true" fo:background-color="transparent" style:font-name-asian="Segoe UI" style:font-size-asian="16pt" style:font-style-asian="normal" style:font-weight-asian="bold" style:font-name-complex="Segoe UI" style:font-size-complex="16pt" style:font-style-complex="normal" style:font-weight-complex="bold" style:text-emphasize="none" style:font-relief="none" style:text-overline-style="none" style:text-overline-color="font-color"/>
    </style:style>
    <style:style style:name="T25" style:family="text">
      <style:text-properties fo:font-variant="normal" fo:text-transform="none" fo:color="#57b6c2"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a9b7c6" style:text-outline="false" style:text-line-through-style="none" style:text-line-through-type="none" style:font-name="Segoe UI" fo:font-size="13pt" fo:font-style="normal" fo:text-shadow="none" style:text-underline-style="none" fo:font-weight="normal" style:letter-kerning="true" fo:background-color="transparent" style:font-name-asian="Segoe UI" style:font-size-asian="13pt" style:font-style-asian="normal" style:font-weight-asian="normal" style:font-name-complex="Segoe UI" style:font-size-complex="13pt" style:font-style-complex="normal" style:font-weight-complex="normal" style:text-emphasize="none" style:font-relief="none" style:text-overline-style="none" style:text-overline-color="font-color"/>
    </style:style>
    <style:style style:name="T27" style:family="text">
      <style:text-properties fo:color="#72bf44" fo:font-size="26pt" style:font-size-asian="26pt" style:font-size-complex="26pt"/>
    </style:style>
    <style:style style:name="T28" style:family="text">
      <style:text-properties fo:color="#7da7d8" fo:font-size="26pt" style:font-size-asian="26pt" style:font-size-complex="26pt"/>
    </style:style>
    <style:style style:name="T29" style:family="text">
      <style:text-properties fo:font-variant="normal" fo:text-transform="none" fo:color="#a9b7c6" style:text-outline="false" style:text-line-through-style="none" style:text-line-through-type="none" style:font-name="Segoe UI" fo:font-size="13pt" fo:font-style="normal" fo:text-shadow="none" style:text-underline-style="none" fo:font-weight="normal" style:letter-kerning="true" style:font-name-asian="Segoe UI" style:font-size-asian="13pt" style:font-style-asian="normal" style:font-weight-asian="normal" style:font-name-complex="Segoe UI" style:font-size-complex="13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1ca8e1" style:text-outline="false" style:text-line-through-style="none" style:text-line-through-type="none" style:font-name="Segoe UI" fo:font-size="13pt" fo:font-style="normal" fo:text-shadow="none" style:text-underline-style="none" fo:font-weight="normal" style:letter-kerning="true" style:font-name-asian="Segoe UI" style:font-size-asian="13pt" style:font-style-asian="normal" style:font-weight-asian="normal" style:font-name-complex="Segoe UI" style:font-size-complex="13pt" style:font-style-complex="normal" style:font-weight-complex="normal" style:text-emphasize="none" style:font-relief="none" style:text-overline-style="none" style:text-overline-color="font-color"/>
    </style:style>
    <style:style style:name="T31" style:family="text">
      <style:text-properties fo:color="#9d85be" fo:font-size="24pt" style:font-size-asian="24pt" style:font-size-complex="24pt"/>
    </style:style>
    <style:style style:name="T32" style:family="text">
      <style:text-properties fo:font-variant="normal" fo:text-transform="none" fo:color="#c679dd" style:text-outline="false" style:text-line-through-style="none" style:text-line-through-type="none" style:font-name="Segoe UI" fo:font-size="13pt" fo:font-style="normal" fo:text-shadow="none" style:text-underline-style="none" fo:font-weight="bold" style:letter-kerning="true" style:font-name-asian="Segoe UI" style:font-size-asian="13pt" style:font-style-asian="normal" style:font-weight-asian="bold" style:font-name-complex="Segoe UI" style:font-size-complex="13pt" style:font-style-complex="normal" style:font-weight-complex="bold" style:text-emphasize="none" style:font-relief="none" style:text-overline-style="none" style:text-overline-color="font-color"/>
    </style:style>
    <style:style style:name="T33" style:family="text">
      <style:text-properties fo:font-variant="normal" fo:text-transform="none" fo:color="#a9b7c6" style:text-outline="false" style:text-line-through-style="none" style:text-line-through-type="none" style:font-name="Segoe UI" fo:font-size="13pt" fo:font-style="normal" fo:text-shadow="none" style:text-underline-style="none" style:letter-kerning="true" style:font-name-asian="Segoe UI" style:font-size-asian="13pt" style:font-style-asian="normal" style:font-name-complex="Segoe UI" style:font-size-complex="13pt" style:font-style-complex="normal" style:text-emphasize="none" style:font-relief="none" style:text-overline-style="none" style:text-overline-color="font-color"/>
    </style:style>
    <style:style style:name="T34" style:family="text">
      <style:text-properties fo:font-variant="normal" fo:text-transform="none" fo:color="#cc7832" style:text-outline="false" style:text-line-through-style="none" style:text-line-through-type="none" style:font-name="Segoe UI" fo:font-size="13pt" fo:font-style="normal" fo:text-shadow="none" style:text-underline-style="none" style:letter-kerning="true" style:font-name-asian="Segoe UI" style:font-size-asian="13pt" style:font-style-asian="normal" style:font-name-complex="Segoe UI" style:font-size-complex="13pt" style:font-style-complex="normal" style:text-emphasize="none" style:font-relief="none" style:text-overline-style="none" style:text-overline-color="font-color"/>
    </style:style>
    <style:style style:name="T35" style:family="text">
      <style:text-properties fo:font-variant="normal" fo:text-transform="none" fo:color="#57b6c2" style:text-outline="false" style:text-line-through-style="none" style:text-line-through-type="none" style:font-name="Segoe UI" fo:font-size="13pt" fo:font-style="normal" fo:text-shadow="none" style:text-underline-style="none" fo:font-weight="normal" style:letter-kerning="true" style:font-name-asian="Segoe UI" style:font-size-asian="13pt" style:font-style-asian="normal" style:font-weight-asian="normal" style:font-name-complex="Segoe UI" style:font-size-complex="13pt" style:font-style-complex="normal" style:font-weight-complex="normal" style:text-emphasize="none" style:font-relief="none" style:text-overline-style="none" style:text-overline-color="font-color"/>
    </style:style>
    <style:style style:name="T36" style:family="text">
      <style:text-properties fo:color="#000000" fo:font-size="28pt" style:font-size-asian="28pt" style:font-size-complex="28pt"/>
    </style:style>
    <style:style style:name="T37" style:family="text">
      <style:text-properties fo:font-variant="normal" fo:text-transform="none" fo:color="#000000" style:text-outline="false" style:text-line-through-style="none" style:text-line-through-type="none" style:font-name="Segoe UI" fo:font-size="28pt" fo:font-style="normal" fo:text-shadow="none" style:text-underline-style="none" fo:font-weight="normal" style:letter-kerning="true" fo:background-color="transparent" style:font-name-asian="Segoe UI" style:font-size-asian="28pt" style:font-style-asian="normal" style:font-weight-asian="normal" style:font-name-complex="Segoe UI" style:font-size-complex="28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ffa742" style:text-outline="false" style:text-line-through-style="none" style:text-line-through-type="none" style:font-name="Segoe UI" fo:font-size="28pt" fo:font-style="normal" fo:text-shadow="none" style:text-underline-style="none" fo:font-weight="normal" style:letter-kerning="true" fo:background-color="transparent" style:font-name-asian="Segoe UI" style:font-size-asian="28pt" style:font-style-asian="normal" style:font-weight-asian="normal" style:font-name-complex="Segoe UI" style:font-size-complex="28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cc7832" style:text-outline="false" style:text-line-through-style="none" style:text-line-through-type="none" style:font-name="Segoe UI" fo:font-size="28pt" fo:font-style="normal" fo:text-shadow="none" style:text-underline-style="none" fo:font-weight="normal" style:letter-kerning="true" fo:background-color="transparent" style:font-name-asian="Segoe UI" style:font-size-asian="28pt" style:font-style-asian="normal" style:font-weight-asian="normal" style:font-name-complex="Segoe UI" style:font-size-complex="28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808080" style:text-outline="false" style:text-line-through-style="none" style:text-line-through-type="none" style:font-name="Segoe UI" fo:font-size="28pt" fo:font-style="normal" fo:text-shadow="none" style:text-underline-style="none" fo:font-weight="normal" style:letter-kerning="true" fo:background-color="transparent" style:font-name-asian="Segoe UI" style:font-size-asian="28pt" style:font-style-asian="normal" style:font-weight-asian="normal" style:font-name-complex="Segoe UI"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presentation:style-name="pr1" draw:text-style-name="P2" draw:layer="layout" svg:width="25.199cm" svg:height="12.179cm" svg:x="1.4cm" svg:y="4.914cm" presentation:class="subtitle">
          <draw:text-box>
            <text:p text:style-name="P1"><text:span text:style-name="T1">From omni-torch, you can expect:</text:span></text:p>
            <text:list text:style-name="L1">
              <text:list-item>
                <text:p text:style-name="P1"><text:span text:style-name="T2">a standard way to load data for deep learning algorithm</text:span></text:p>
              </text:list-item>
              <text:list-item>
                <text:p text:style-name="P1"><text:span text:style-name="T2">ability to visualize data(tensor, training status, weight, gradient) during training</text:span></text:p>
              </text:list-item>
              <text:list-item>
                <text:p text:style-name="P1"><text:span text:style-name="T2">convenience to adjust settings</text:span></text:p>
              </text:list-item>
              <text:list-item>
                <text:p text:style-name="P1"><text:span text:style-name="T2">easy to create neural network layers</text:span></text:p>
              </text:list-item>
              <text:list-item>
                <text:p text:style-name="P1"><text:span text:style-name="T2">clean code arrangement</text:span></text:p>
              </text:list-item>
            </text:list>
            <text:p text:style-name="P1"><text:span text:style-name="T1"/></text:p>
          </draw:text-box>
        </draw:frame>
        <draw:frame presentation:style-name="pr2" draw:layer="layout" svg:width="25.199cm" svg:height="3.506cm" svg:x="1.401cm" svg:y="0.837cm" presentation:class="title" presentation:user-transformed="true">
          <draw:text-box>
            <text:p>Omni-Torch<text:line-break/><text:span text:style-name="T3">Documentation</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標準" presentation:presentation-page-layout-name="AL1T0">
        <draw:frame presentation:style-name="pr1" draw:text-style-name="P2" draw:layer="layout" svg:width="25.199cm" svg:height="12.179cm" svg:x="1.4cm" svg:y="4.914cm" presentation:class="subtitle">
          <draw:text-box>
            <text:list text:style-name="L1">
              <text:list-item>
                <text:p text:style-name="P1"><text:span text:style-name="T1">Agenda</text:span></text:p>
                <text:list>
                  <text:list-item>
                    <text:p text:style-name="P1"><text:span text:style-name="T4">Loading Data</text:span></text:p>
                    <text:list>
                      <text:list-item>
                        <text:p text:style-name="P1"><text:span text:style-name="T5">How pytorch load data <text:s/>P 3~4</text:span></text:p>
                      </text:list-item>
                      <text:list-item>
                        <text:p text:style-name="P1"><text:span text:style-name="T5">How omni-torch load data P 5~14</text:span></text:p>
                        <text:list>
                          <text:list-item>
                            <text:p text:style-name="P1"><text:span text:style-name="T5">File Composition P5</text:span></text:p>
                          </text:list-item>
                          <text:list-item>
                            <text:p text:style-name="P1"><text:span text:style-name="T5">Workflow P6~9</text:span></text:p>
                          </text:list-item>
                          <text:list-item>
                            <text:p text:style-name="P1"><text:span text:style-name="T5">Example P10~14</text:span></text:p>
                          </text:list-item>
                        </text:list>
                      </text:list-item>
                    </text:list>
                  </text:list-item>
                </text:list>
              </text:list-item>
            </text:list>
            <text:p text:style-name="P1"><text:span text:style-name="T1"/></text:p>
          </draw:text-box>
        </draw:frame>
        <draw:frame presentation:style-name="pr2" draw:layer="layout" svg:width="25.199cm" svg:height="3.506cm" svg:x="1.401cm" svg:y="0.837cm" presentation:class="title" presentation:user-transformed="true">
          <draw:text-box>
            <text:p>Omni-Torch<text:line-break/><text:span text:style-name="T3">Documentation</text:span></text:p>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標準" presentation:presentation-page-layout-name="AL2T1">
        <draw:frame presentation:style-name="pr2" draw:layer="layout" svg:width="25.199cm" svg:height="3.506cm" svg:x="1.4cm" svg:y="0.837cm" presentation:class="title">
          <draw:text-box>
            <text:p>Loading Data<text:line-break/><text:span text:style-name="T3">PyTorch Vanilla</text:span></text:p>
          </draw:text-box>
        </draw:frame>
        <draw:frame presentation:style-name="pr4" draw:layer="layout" svg:width="25.199cm" svg:height="12.179cm" svg:x="1.4cm" svg:y="4.914cm" presentation:class="outline">
          <draw:text-box>
            <text:list text:style-name="L3">
              <text:list-item>
                <text:p><text:span text:style-name="T6">In PyTorch, each dataset is defined as a class.</text:span></text:p>
              </text:list-item>
              <text:list-item>
                <text:p><text:span text:style-name="T6">To save memory, it will first get paths of all data, and load them during the training phase.</text:span></text:p>
              </text:list-item>
              <text:list-item>
                <text:p><text:span text:style-name="T6">A standard pyTorch dataset class will arrange all the path into a list.</text:span></text:p>
              </text:list-item>
              <text:list-item>
                <text:p><text:span text:style-name="T6">A pyTorch dataset will contain:</text:span></text:p>
                <text:list>
                  <text:list-item>
                    <text:p><text:span text:style-name="T7">__len__(self): return the size of dataset</text:span></text:p>
                  </text:list-item>
                  <text:list-item>
                    <text:p><text:span text:style-name="T7">__getitem__(self, idx): get the idx-th data from the dataset</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標準" presentation:presentation-page-layout-name="AL2T1">
        <draw:frame presentation:style-name="pr2" draw:layer="layout" svg:width="25.199cm" svg:height="3.506cm" svg:x="1.4cm" svg:y="0.837cm" presentation:class="title">
          <draw:text-box>
            <text:p>Loading Data<text:line-break/><text:span text:style-name="T3">Advantage and Disadvantage of Vanilla PyTorch</text:span></text:p>
          </draw:text-box>
        </draw:frame>
        <draw:frame presentation:style-name="pr4" draw:layer="layout" svg:width="25.199cm" svg:height="14.644cm" svg:x="1.4cm" svg:y="4.914cm" presentation:class="outline" presentation:user-transformed="true">
          <draw:text-box>
            <text:list text:style-name="L3">
              <text:list-item>
                <text:p><text:span text:style-name="T6">Advantage</text:span></text:p>
                <text:list>
                  <text:list-item>
                    <text:p><text:span text:style-name="T6">Easy to understand</text:span></text:p>
                  </text:list-item>
                  <text:list-item>
                    <text:p><text:span text:style-name="T6">Memory Friendly</text:span></text:p>
                  </text:list-item>
                </text:list>
              </text:list-item>
              <text:list-item>
                <text:p><text:span text:style-name="T6">Disadvantage</text:span></text:p>
                <text:list>
                  <text:list-item>
                    <text:p><text:span text:style-name="T6">Too much coding: which makes your project hard to read</text:span></text:p>
                  </text:list-item>
                  <text:list-item>
                    <text:p><text:span text:style-name="T6">Not flexible: if you want to change something, you will have to re-write your code.</text:span></text:p>
                  </text:list-item>
                </text:list>
              </text:list-item>
              <text:list-item>
                <text:p><text:span text:style-name="T6">What I did:</text:span></text:p>
                <text:list>
                  <text:list-item>
                    <text:p><text:span text:style-name="T6">I put those re-usable codes(load path, load data, data augmentation) into one place and manipulate them by argparse, so <text:s/>that codes will be clean and easy to modify.</text:span></text:p>
                  </text:list-item>
                  <text:list-item>
                    <text:p><text:span text:style-name="T6">Divide the whole data loading procedure into two separate parts to increase flexibility</text:span></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標準" presentation:presentation-page-layout-name="AL2T1">
        <draw:frame presentation:style-name="pr2" draw:layer="layout" svg:width="25.199cm" svg:height="3.506cm" svg:x="1.4cm" svg:y="0.837cm" presentation:class="title">
          <draw:text-box>
            <text:p>Loading Data<text:line-break/><text:span text:style-name="T3">composition of omni-torch/data package</text:span></text:p>
          </draw:text-box>
        </draw:frame>
        <draw:frame presentation:style-name="pr4" draw:text-style-name="P4" draw:layer="layout" svg:width="25.199cm" svg:height="14.39cm" svg:x="1.4cm" svg:y="4.914cm" presentation:class="outline" presentation:user-transformed="true">
          <draw:text-box>
            <text:list text:style-name="L3">
              <text:list-header>
                <text:p text:style-name="P4"><text:span text:style-name="T7">Under omni-torch/data folder, there are 9 files. The one marked with a star means you do not need to pay much attention on these files.</text:span></text:p>
              </text:list-header>
              <text:list-item>
                <text:p text:style-name="P4"><text:span text:style-name="T8">arbitrary_dataset.py</text:span><text:span text:style-name="T7">: a class to tell omni-torch how to load data from arbitrary dataset, probably the most useful class to load dataset.</text:span></text:p>
              </text:list-item>
              <text:list-item>
                <text:p text:style-name="P4"><text:span text:style-name="T8">img2img_dataset.py</text:span><text:span text:style-name="T7">: a child class of arbitrary_dataset that load data from a typical img2img dataset.</text:span></text:p>
              </text:list-item>
              <text:list-item>
                <text:p text:style-name="P4"><text:span text:style-name="T8">ilsvrc_dataset.py</text:span><text:span text:style-name="T7">: a child class of arbitrary_dataset that load data from a typical image classification dataset.</text:span></text:p>
              </text:list-item>
              <text:list-item>
                <text:p text:style-name="P4"><text:span text:style-name="T8">path_loader.py</text:span><text:span text:style-name="T7">: some predefined functions to get the absolute paths from data on the hard disk.</text:span></text:p>
              </text:list-item>
              <text:list-item>
                <text:p text:style-name="P4"><text:span text:style-name="T8">data_loader.py</text:span><text:span text:style-name="T7">: some predefined functions to load images from absolute paths into tensors.</text:span></text:p>
              </text:list-item>
              <text:list-item>
                <text:p text:style-name="P4"><text:span text:style-name="T9">*__init__.py: almost no use right now.</text:span></text:p>
              </text:list-item>
              <text:list-item>
                <text:p text:style-name="P4"><text:span text:style-name="T9">*__main__.py: for test use only.</text:span></text:p>
              </text:list-item>
              <text:list-item>
                <text:p text:style-name="P4"><text:span text:style-name="T9">*data_loader_ops.py: some predefined special operations that carry out futher augmentations on images.</text:span></text:p>
              </text:list-item>
              <text:list-item>
                <text:p text:style-name="P4"><text:span text:style-name="T9"><text:s/></text:span><text:span text:style-name="T9">*misc.py: support other classes and methods.</text:span></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標準" presentation:presentation-page-layout-name="AL2T1">
        <draw:frame presentation:style-name="pr2" draw:layer="layout" svg:width="25.199cm" svg:height="3.506cm" svg:x="1.4cm" svg:y="0.837cm" presentation:class="title">
          <draw:text-box>
            <text:p>Loading Data<text:line-break/><text:span text:style-name="T3">Workflow</text:span></text:p>
          </draw:text-box>
        </draw:frame>
        <draw:frame presentation:style-name="pr4" draw:layer="layout" svg:width="25.199cm" svg:height="12.179cm" svg:x="1.4cm" svg:y="4.914cm" presentation:class="outline">
          <draw:text-box>
            <text:list text:style-name="L3">
              <text:list-item>
                <text:p>In omni-Torch, the process of loading data is divided into two parts as shown below</text:p>
              </text:list-item>
            </text:list>
          </draw:text-box>
        </draw:frame>
        <draw:custom-shape draw:style-name="gr2" draw:text-style-name="P6" draw:layer="layout" svg:width="6.858cm" svg:height="2.54cm" svg:x="3.04cm" svg:y="8.374cm">
          <text:p text:style-name="P6">Folders and files</text:p>
          <text:p text:style-name="P6"><text:s/>on hard disk</text:p>
          <draw:enhanced-geometry svg:viewBox="0 0 21600 21600" draw:mirror-horizontal="false" draw:mirror-vertical="false" draw:type="rectangle" draw:enhanced-path="M 0 0 L 21600 0 21600 21600 0 21600 0 0 Z N"/>
        </draw:custom-shape>
        <draw:custom-shape draw:style-name="gr2" draw:text-style-name="P6" draw:layer="layout" svg:width="6.858cm" svg:height="2.54cm" svg:x="2.84cm" svg:y="14.694cm">
          <text:p text:style-name="P6">Intermediate Data</text:p>
          <text:p text:style-name="P6">(usually absolute path)</text:p>
          <draw:enhanced-geometry svg:viewBox="0 0 21600 21600" draw:type="rectangle" draw:enhanced-path="M 0 0 L 21600 0 21600 21600 0 21600 0 0 Z N"/>
        </draw:custom-shape>
        <draw:custom-shape draw:style-name="gr2" draw:text-style-name="P6" draw:layer="layout" svg:width="6.858cm" svg:height="2.54cm" svg:x="18.288cm" svg:y="14.848cm">
          <text:p text:style-name="P6">Pytorch readable tensor</text:p>
          <draw:enhanced-geometry svg:viewBox="0 0 21600 21600" draw:mirror-horizontal="false" draw:mirror-vertical="false" draw:type="rectangle" draw:enhanced-path="M 0 0 L 21600 0 21600 21600 0 21600 0 0 Z N"/>
        </draw:custom-shape>
        <draw:custom-shape draw:style-name="gr3" draw:text-style-name="P7" draw:layer="layout" svg:width="8.128cm" svg:height="2.286cm" svg:x="9.906cm" svg:y="14.948cm">
          <text:p text:style-name="P6">Part 2</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3.31cm" svg:height="2.286cm" draw:transform="rotate (-1.5707963267949) translate (7.552cm 11.168cm)">
          <text:p text:style-name="P6">Part 1</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9" draw:layer="layout" svg:width="10.16cm" svg:height="3.81cm" svg:x="5.822cm" svg:y="11.13cm">
          <draw:text-box>
            <text:list text:style-name="L4">
              <text:list-item>
                <text:list>
                  <text:list-header>
                    <text:p text:style-name="P8">Part1: Fetch all the data before they are being load as tensor, e.g.</text:p>
                    <text:list>
                      <text:list-item>
                        <text:p text:style-name="P8">Get the paths of training images</text:p>
                      </text:list-item>
                      <text:list-item>
                        <text:p text:style-name="P8">Or load the bbox or other information from txt, csv files</text:p>
                      </text:list-item>
                    </text:list>
                  </text:list-header>
                </text:list>
              </text:list-item>
            </text:list>
          </draw:text-box>
        </draw:frame>
        <draw:frame draw:style-name="gr6" draw:text-style-name="P11" draw:layer="layout" svg:width="6.858cm" svg:height="2.032cm" svg:x="9.86cm" svg:y="17.272cm">
          <draw:text-box>
            <text:list text:style-name="L3">
              <text:list-header>
                <text:p text:style-name="P10"><text:span text:style-name="T10">Part 2: load data from Part 1 and transform them into a tensor</text:span></text:p>
              </text:list-header>
            </text:list>
          </draw:text-box>
        </draw:frame>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標準" presentation:presentation-page-layout-name="AL2T1">
        <draw:frame presentation:style-name="pr2" draw:layer="layout" svg:width="25.199cm" svg:height="3.506cm" svg:x="1.4cm" svg:y="0.837cm" presentation:class="title">
          <draw:text-box>
            <text:p>Loading Data<text:line-break/><text:span text:style-name="T3">Workflow</text:span></text:p>
          </draw:text-box>
        </draw:frame>
        <draw:frame presentation:style-name="pr4" draw:text-style-name="P12" draw:layer="layout" svg:width="25.199cm" svg:height="12.179cm" svg:x="1.4cm" svg:y="4.914cm" presentation:class="outline">
          <draw:text-box>
            <text:list text:style-name="L3">
              <text:list-header>
                <text:p text:style-name="P12"><text:span text:style-name="T6">1. By initializing a dataset class(arbitrary, img2img, ilsvrc dataset), we created a diagram of data loading process.</text:span></text:p>
              </text:list-header>
            </text:list>
          </draw:text-box>
        </draw:frame>
        <draw:custom-shape draw:style-name="gr7" draw:text-style-name="P14" draw:layer="layout" svg:width="6.858cm" svg:height="2.54cm" svg:x="3.04cm" svg:y="8.374cm">
          <text:p text:style-name="P13">Folders and files</text:p>
          <text:p text:style-name="P13"><text:s/>on hard disk</text:p>
          <draw:enhanced-geometry svg:viewBox="0 0 21600 21600" draw:mirror-horizontal="false" draw:mirror-vertical="false" draw:type="rectangle" draw:enhanced-path="M 0 0 L 21600 0 21600 21600 0 21600 0 0 Z N"/>
        </draw:custom-shape>
        <draw:custom-shape draw:style-name="gr7" draw:text-style-name="P14" draw:layer="layout" svg:width="6.858cm" svg:height="2.54cm" svg:x="2.84cm" svg:y="14.694cm">
          <text:p text:style-name="P13">Intermediate Data</text:p>
          <text:p text:style-name="P13">(usually absolute path)</text:p>
          <draw:enhanced-geometry svg:viewBox="0 0 21600 21600" draw:type="rectangle" draw:enhanced-path="M 0 0 L 21600 0 21600 21600 0 21600 0 0 Z N"/>
        </draw:custom-shape>
        <draw:custom-shape draw:style-name="gr7" draw:text-style-name="P14" draw:layer="layout" svg:width="6.858cm" svg:height="2.54cm" svg:x="18.288cm" svg:y="14.848cm">
          <text:p text:style-name="P13">Pytorch readable tensor</text:p>
          <draw:enhanced-geometry svg:viewBox="0 0 21600 21600" draw:mirror-horizontal="false" draw:mirror-vertical="false" draw:type="rectangle" draw:enhanced-path="M 0 0 L 21600 0 21600 21600 0 21600 0 0 Z N"/>
        </draw:custom-shape>
        <draw:custom-shape draw:style-name="gr8" draw:text-style-name="P15" draw:layer="layout" svg:width="8.128cm" svg:height="2.286cm" svg:x="9.906cm" svg:y="14.948cm">
          <text:p text:style-name="P13">Part 2</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5" draw:layer="layout" svg:width="3.31cm" svg:height="2.286cm" draw:transform="rotate (-1.5707963267949) translate (7.552cm 11.168cm)">
          <text:p text:style-name="P13">Part 1</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6" draw:layer="layout" svg:width="6.17cm" svg:height="2.384cm" svg:x="14.478cm" svg:y="9.144cm">
          <draw:text-box>
            <text:p>arbitrary_dataset.py</text:p>
            <text:p>img2img_dataset.py</text:p>
            <text:p>ilsvrc_dataset.py</text:p>
          </draw:text-box>
        </draw:frame>
        <presentation:notes draw:style-name="dp2">
          <draw:page-thumbnail draw:style-name="gr1"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標準" presentation:presentation-page-layout-name="AL2T1">
        <draw:frame presentation:style-name="pr2" draw:layer="layout" svg:width="25.199cm" svg:height="3.506cm" svg:x="1.4cm" svg:y="0.837cm" presentation:class="title">
          <draw:text-box>
            <text:p>Loading Data<text:line-break/><text:span text:style-name="T3">Workflow</text:span></text:p>
          </draw:text-box>
        </draw:frame>
        <draw:frame presentation:style-name="pr4" draw:text-style-name="P12" draw:layer="layout" svg:width="25.199cm" svg:height="12.179cm" svg:x="1.4cm" svg:y="4.914cm" presentation:class="outline">
          <draw:text-box>
            <text:list text:style-name="L3">
              <text:list-header>
                <text:p text:style-name="P12"><text:span text:style-name="T6">2. By defining the path_loader functions, omni-torch will under-stand how to load the absolute path from hard disk.</text:span></text:p>
              </text:list-header>
            </text:list>
          </draw:text-box>
        </draw:frame>
        <draw:custom-shape draw:style-name="gr2" draw:text-style-name="P13" draw:layer="layout" svg:width="6.858cm" svg:height="2.54cm" svg:x="3.04cm" svg:y="8.374cm">
          <text:p text:style-name="P13">Folders and files</text:p>
          <text:p text:style-name="P13"><text:s/>on hard disk</text:p>
          <draw:enhanced-geometry svg:viewBox="0 0 21600 21600" draw:mirror-horizontal="false" draw:mirror-vertical="false" draw:type="rectangle" draw:enhanced-path="M 0 0 L 21600 0 21600 21600 0 21600 0 0 Z N"/>
        </draw:custom-shape>
        <draw:custom-shape draw:style-name="gr2" draw:text-style-name="P13" draw:layer="layout" svg:width="6.858cm" svg:height="2.54cm" svg:x="2.84cm" svg:y="14.694cm">
          <text:p text:style-name="P13">Intermediate Data</text:p>
          <text:p text:style-name="P13">(usually absolute path)</text:p>
          <draw:enhanced-geometry svg:viewBox="0 0 21600 21600" draw:type="rectangle" draw:enhanced-path="M 0 0 L 21600 0 21600 21600 0 21600 0 0 Z N"/>
        </draw:custom-shape>
        <draw:custom-shape draw:style-name="gr7" draw:text-style-name="P14" draw:layer="layout" svg:width="6.858cm" svg:height="2.54cm" svg:x="18.288cm" svg:y="14.848cm">
          <text:p text:style-name="P13">Pytorch readable tensor</text:p>
          <draw:enhanced-geometry svg:viewBox="0 0 21600 21600" draw:mirror-horizontal="false" draw:mirror-vertical="false" draw:type="rectangle" draw:enhanced-path="M 0 0 L 21600 0 21600 21600 0 21600 0 0 Z N"/>
        </draw:custom-shape>
        <draw:custom-shape draw:style-name="gr8" draw:text-style-name="P15" draw:layer="layout" svg:width="8.128cm" svg:height="2.286cm" svg:x="9.906cm" svg:y="14.948cm">
          <text:p text:style-name="P13">Part 2</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7" draw:layer="layout" svg:width="3.31cm" svg:height="2.286cm" draw:transform="rotate (-1.5707963267949) translate (7.552cm 11.168cm)">
          <text:p text:style-name="P13">Part 1</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6" draw:layer="layout" svg:width="4.655cm" svg:height="0.962cm" svg:x="7.552cm" svg:y="11.992cm">
          <draw:text-box>
            <text:p>path_loader.py</text:p>
          </draw:text-box>
        </draw:frame>
        <draw:frame draw:style-name="gr10" draw:text-style-name="P16" draw:layer="layout" svg:width="6.17cm" svg:height="2.384cm" svg:x="14.478cm" svg:y="9.144cm">
          <draw:text-box>
            <text:p>arbitrary_dataset.py</text:p>
            <text:p>img2img_dataset.py</text:p>
            <text:p>ilsvrc_dataset.py</text:p>
          </draw:text-box>
        </draw:frame>
        <presentation:notes draw:style-name="dp2">
          <draw:page-thumbnail draw:style-name="gr1"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標準" presentation:presentation-page-layout-name="AL2T1">
        <draw:frame presentation:style-name="pr2" draw:layer="layout" svg:width="25.199cm" svg:height="3.506cm" svg:x="1.4cm" svg:y="0.837cm" presentation:class="title">
          <draw:text-box>
            <text:p>Loading Data<text:line-break/><text:span text:style-name="T3">Workflow</text:span></text:p>
          </draw:text-box>
        </draw:frame>
        <draw:frame presentation:style-name="pr4" draw:text-style-name="P12" draw:layer="layout" svg:width="25.199cm" svg:height="12.179cm" svg:x="1.4cm" svg:y="4.914cm" presentation:class="outline">
          <draw:text-box>
            <text:list text:style-name="L3">
              <text:list-header>
                <text:p text:style-name="P12"><text:span text:style-name="T6">3. By defining the data_loader functions omni-torch will know how to load the path into a tensor.</text:span></text:p>
              </text:list-header>
            </text:list>
          </draw:text-box>
        </draw:frame>
        <draw:custom-shape draw:style-name="gr2" draw:text-style-name="P13" draw:layer="layout" svg:width="6.858cm" svg:height="2.54cm" svg:x="3.04cm" svg:y="8.374cm">
          <text:p text:style-name="P13">Folders and files</text:p>
          <text:p text:style-name="P13"><text:s/>on hard disk</text:p>
          <draw:enhanced-geometry svg:viewBox="0 0 21600 21600" draw:mirror-horizontal="false" draw:mirror-vertical="false" draw:type="rectangle" draw:enhanced-path="M 0 0 L 21600 0 21600 21600 0 21600 0 0 Z N"/>
        </draw:custom-shape>
        <draw:custom-shape draw:style-name="gr2" draw:text-style-name="P13" draw:layer="layout" svg:width="6.858cm" svg:height="2.54cm" svg:x="2.84cm" svg:y="14.694cm">
          <text:p text:style-name="P13">Intermediate Data</text:p>
          <text:p text:style-name="P13">(usually absolute path)</text:p>
          <draw:enhanced-geometry svg:viewBox="0 0 21600 21600" draw:type="rectangle" draw:enhanced-path="M 0 0 L 21600 0 21600 21600 0 21600 0 0 Z N"/>
        </draw:custom-shape>
        <draw:custom-shape draw:style-name="gr11" draw:text-style-name="P18" draw:layer="layout" svg:width="6.858cm" svg:height="2.54cm" svg:x="18.288cm" svg:y="14.848cm">
          <text:p text:style-name="P13">Pytorch readable tensor</text:p>
          <draw:enhanced-geometry svg:viewBox="0 0 21600 21600" draw:mirror-horizontal="false" draw:mirror-vertical="false" draw:type="rectangle" draw:enhanced-path="M 0 0 L 21600 0 21600 21600 0 21600 0 0 Z N"/>
        </draw:custom-shape>
        <draw:custom-shape draw:style-name="gr12" draw:text-style-name="P19" draw:layer="layout" svg:width="8.128cm" svg:height="2.286cm" svg:x="9.906cm" svg:y="14.948cm">
          <text:p text:style-name="P13">Part 2</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7" draw:layer="layout" svg:width="3.31cm" svg:height="2.286cm" draw:transform="rotate (-1.5707963267949) translate (7.552cm 11.168cm)">
          <text:p text:style-name="P13">Part 1</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6" draw:layer="layout" svg:width="4.655cm" svg:height="0.962cm" svg:x="11.239cm" svg:y="17.072cm">
          <draw:text-box>
            <text:p>data_loader.py</text:p>
          </draw:text-box>
        </draw:frame>
        <draw:frame draw:style-name="gr10" draw:text-style-name="P16" draw:layer="layout" svg:width="4.655cm" svg:height="0.962cm" svg:x="7.554cm" svg:y="11.992cm">
          <draw:text-box>
            <text:p>path_loader.py</text:p>
          </draw:text-box>
        </draw:frame>
        <draw:frame draw:style-name="gr10" draw:text-style-name="P16" draw:layer="layout" svg:width="6.17cm" svg:height="2.384cm" svg:x="14.478cm" svg:y="9.144cm">
          <draw:text-box>
            <text:p>arbitrary_dataset.py</text:p>
            <text:p>img2img_dataset.py</text:p>
            <text:p>ilsvrc_dataset.py</text:p>
          </draw:text-box>
        </draw:frame>
        <presentation:notes draw:style-name="dp2">
          <draw:page-thumbnail draw:style-name="gr1"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標準" presentation:presentation-page-layout-name="AL2T1">
        <draw:frame presentation:style-name="pr2" draw:layer="layout" svg:width="25.199cm" svg:height="3.506cm" svg:x="1.4cm" svg:y="0.837cm" presentation:class="title">
          <draw:text-box>
            <text:p>Loading Data<text:line-break/><text:span text:style-name="T3">Examples</text:span></text:p>
          </draw:text-box>
        </draw:frame>
        <draw:frame presentation:style-name="pr4" draw:text-style-name="P12" draw:layer="layout" svg:width="25.199cm" svg:height="14.39cm" svg:x="1.4cm" svg:y="4.914cm" presentation:class="outline" presentation:user-transformed="true">
          <draw:text-box>
            <text:list text:style-name="L3">
              <text:list-header>
                <text:p text:style-name="P12"><text:span text:style-name="T6">Below are two datasets of Img2Img translation. We will give examples about how to load these 2 datasets.</text:span></text:p>
              </text:list-header>
            </text:list>
          </draw:text-box>
        </draw:frame>
        <draw:custom-shape draw:style-name="gr13" draw:text-style-name="P6" draw:layer="layout" svg:width="3.556cm" svg:height="1.27cm" svg:x="2.402cm" svg:y="9.144cm">
          <text:p text:style-name="P6">Root Folder</text:p>
          <draw:enhanced-geometry svg:viewBox="0 0 21600 21600" draw:type="rectangle" draw:enhanced-path="M 0 0 L 21600 0 21600 21600 0 21600 0 0 Z N"/>
        </draw:custom-shape>
        <draw:custom-shape draw:style-name="gr14" draw:text-style-name="P6" draw:layer="layout" svg:width="4.572cm" svg:height="1.27cm" svg:x="7.736cm" svg:y="10.16cm">
          <text:p text:style-name="P6">source_b folder</text:p>
          <draw:enhanced-geometry svg:viewBox="0 0 21600 21600" draw:type="rectangle" draw:enhanced-path="M 0 0 L 21600 0 21600 21600 0 21600 0 0 Z N"/>
        </draw:custom-shape>
        <draw:custom-shape draw:style-name="gr14" draw:text-style-name="P6" draw:layer="layout" svg:width="4.572cm" svg:height="1.27cm" svg:x="7.736cm" svg:y="8.174cm">
          <text:p text:style-name="P6">source_a folder</text:p>
          <draw:enhanced-geometry svg:viewBox="0 0 21600 21600" draw:type="rectangle" draw:enhanced-path="M 0 0 L 21600 0 21600 21600 0 21600 0 0 Z N"/>
        </draw:custom-shape>
        <draw:custom-shape draw:style-name="gr15" draw:text-style-name="P6" draw:layer="layout" svg:width="2.54cm" svg:height="1.016cm" svg:x="13.578cm" svg:y="8.282cm">
          <text:p text:style-name="P6">images</text:p>
          <draw:enhanced-geometry svg:viewBox="0 0 21600 21600" draw:type="rectangle" draw:enhanced-path="M 0 0 L 21600 0 21600 21600 0 21600 0 0 Z N"/>
        </draw:custom-shape>
        <draw:custom-shape draw:style-name="gr15" draw:text-style-name="P6" draw:layer="layout" svg:width="2.54cm" svg:height="1.016cm" svg:x="13.578cm" svg:y="10.314cm">
          <text:p text:style-name="P6">images</text:p>
          <draw:enhanced-geometry svg:viewBox="0 0 21600 21600" draw:type="rectangle" draw:enhanced-path="M 0 0 L 21600 0 21600 21600 0 21600 0 0 Z N"/>
        </draw:custom-shape>
        <draw:line draw:style-name="gr16" draw:text-style-name="P20" draw:layer="layout" svg:x1="5.958cm" svg:y1="10.414cm" svg:x2="7.736cm" svg:y2="10.922cm">
          <text:p/>
        </draw:line>
        <draw:line draw:style-name="gr16" draw:text-style-name="P20" draw:layer="layout" svg:x1="5.958cm" svg:y1="9.144cm" svg:x2="7.736cm" svg:y2="8.636cm">
          <text:p/>
        </draw:line>
        <draw:line draw:style-name="gr16" draw:text-style-name="P20" draw:layer="layout" svg:x1="12.308cm" svg:y1="8.736cm" svg:x2="13.578cm" svg:y2="8.736cm">
          <text:p/>
        </draw:line>
        <draw:line draw:style-name="gr16" draw:text-style-name="P20" draw:layer="layout" svg:x1="12.308cm" svg:y1="10.768cm" svg:x2="13.578cm" svg:y2="10.768cm">
          <text:p/>
        </draw:line>
        <draw:custom-shape draw:style-name="gr13" draw:text-style-name="P6" draw:layer="layout" svg:width="3.556cm" svg:height="1.27cm" svg:x="1.548cm" svg:y="15.44cm">
          <text:p text:style-name="P6">Root Folder</text:p>
          <draw:enhanced-geometry svg:viewBox="0 0 21600 21600" draw:type="rectangle" draw:enhanced-path="M 0 0 L 21600 0 21600 21600 0 21600 0 0 Z N"/>
        </draw:custom-shape>
        <draw:custom-shape draw:style-name="gr14" draw:text-style-name="P6" draw:layer="layout" svg:width="4.572cm" svg:height="1.27cm" svg:x="6.882cm" svg:y="18.288cm">
          <text:p text:style-name="P6">source_b folder</text:p>
          <draw:enhanced-geometry svg:viewBox="0 0 21600 21600" draw:type="rectangle" draw:enhanced-path="M 0 0 L 21600 0 21600 21600 0 21600 0 0 Z N"/>
        </draw:custom-shape>
        <draw:custom-shape draw:style-name="gr17" draw:text-style-name="P6" draw:layer="layout" svg:width="5.588cm" svg:height="1.27cm" svg:x="6.882cm" svg:y="12.954cm">
          <text:p text:style-name="P6">source_a_1 folder</text:p>
          <draw:enhanced-geometry svg:viewBox="0 0 21600 21600" draw:type="rectangle" draw:enhanced-path="M 0 0 L 21600 0 21600 21600 0 21600 0 0 Z N"/>
        </draw:custom-shape>
        <draw:custom-shape draw:style-name="gr15" draw:text-style-name="P6" draw:layer="layout" svg:width="2.54cm" svg:height="1.016cm" svg:x="13.74cm" svg:y="13.054cm">
          <text:p text:style-name="P6">images</text:p>
          <draw:enhanced-geometry svg:viewBox="0 0 21600 21600" draw:type="rectangle" draw:enhanced-path="M 0 0 L 21600 0 21600 21600 0 21600 0 0 Z N"/>
        </draw:custom-shape>
        <draw:custom-shape draw:style-name="gr15" draw:text-style-name="P6" draw:layer="layout" svg:width="2.54cm" svg:height="1.016cm" svg:x="13.74cm" svg:y="14.632cm">
          <text:p text:style-name="P6">images</text:p>
          <draw:enhanced-geometry svg:viewBox="0 0 21600 21600" draw:type="rectangle" draw:enhanced-path="M 0 0 L 21600 0 21600 21600 0 21600 0 0 Z N"/>
        </draw:custom-shape>
        <draw:line draw:style-name="gr16" draw:text-style-name="P20" draw:layer="layout" svg:x1="5.104cm" svg:y1="16.71cm" svg:x2="6.882cm" svg:y2="18.796cm">
          <text:p/>
        </draw:line>
        <draw:line draw:style-name="gr16" draw:text-style-name="P20" draw:layer="layout" svg:x1="5.104cm" svg:y1="15.44cm" svg:x2="6.882cm" svg:y2="13.716cm">
          <text:p/>
        </draw:line>
        <draw:line draw:style-name="gr16" draw:text-style-name="P20" draw:layer="layout" svg:x1="12.47cm" svg:y1="13.562cm" svg:x2="13.74cm" svg:y2="13.562cm">
          <text:p/>
        </draw:line>
        <draw:line draw:style-name="gr16" draw:text-style-name="P20" draw:layer="layout" svg:x1="12.47cm" svg:y1="15.14cm" svg:x2="13.74cm" svg:y2="15.14cm">
          <text:p/>
        </draw:line>
        <draw:custom-shape draw:style-name="gr17" draw:text-style-name="P6" draw:layer="layout" svg:width="5.588cm" svg:height="1.27cm" svg:x="6.882cm" svg:y="14.478cm">
          <text:p text:style-name="P6">source_a_2 folder</text:p>
          <draw:enhanced-geometry svg:viewBox="0 0 21600 21600" draw:type="rectangle" draw:enhanced-path="M 0 0 L 21600 0 21600 21600 0 21600 0 0 Z N"/>
        </draw:custom-shape>
        <draw:custom-shape draw:style-name="gr17" draw:text-style-name="P6" draw:layer="layout" svg:width="5.588cm" svg:height="1.27cm" svg:x="6.882cm" svg:y="16.002cm">
          <text:p text:style-name="P6">source_a_3 folder</text:p>
          <draw:enhanced-geometry svg:viewBox="0 0 21600 21600" draw:type="rectangle" draw:enhanced-path="M 0 0 L 21600 0 21600 21600 0 21600 0 0 Z N"/>
        </draw:custom-shape>
        <draw:line draw:style-name="gr16" draw:text-style-name="P20" draw:layer="layout" svg:x1="5.104cm" svg:y1="15.841cm" svg:x2="6.882cm" svg:y2="14.986cm">
          <text:p/>
        </draw:line>
        <draw:line draw:style-name="gr16" draw:text-style-name="P20" draw:layer="layout" svg:x1="5.104cm" svg:y1="16.242cm" svg:x2="6.882cm" svg:y2="16.61cm">
          <text:p/>
        </draw:line>
        <draw:custom-shape draw:style-name="gr15" draw:text-style-name="P6" draw:layer="layout" svg:width="2.54cm" svg:height="1.016cm" svg:x="13.74cm" svg:y="16.132cm">
          <text:p text:style-name="P6">images</text:p>
          <draw:enhanced-geometry svg:viewBox="0 0 21600 21600" draw:type="rectangle" draw:enhanced-path="M 0 0 L 21600 0 21600 21600 0 21600 0 0 Z N"/>
        </draw:custom-shape>
        <draw:custom-shape draw:style-name="gr15" draw:text-style-name="P6" draw:layer="layout" svg:width="2.54cm" svg:height="1.016cm" svg:x="13.74cm" svg:y="18.332cm">
          <text:p text:style-name="P6">images</text:p>
          <draw:enhanced-geometry svg:viewBox="0 0 21600 21600" draw:type="rectangle" draw:enhanced-path="M 0 0 L 21600 0 21600 21600 0 21600 0 0 Z N"/>
        </draw:custom-shape>
        <draw:line draw:style-name="gr16" draw:text-style-name="P20" draw:layer="layout" svg:x1="12.47cm" svg:y1="16.64cm" svg:x2="13.74cm" svg:y2="16.64cm">
          <text:p/>
        </draw:line>
        <draw:line draw:style-name="gr16" draw:text-style-name="P20" draw:layer="layout" svg:x1="11.454cm" svg:y1="18.796cm" svg:x2="13.74cm" svg:y2="18.84cm">
          <text:p/>
        </draw:line>
        <draw:frame draw:style-name="gr18" draw:text-style-name="P16" draw:layer="layout" svg:width="8.89cm" svg:height="2.384cm" svg:x="16.626cm" svg:y="8.538cm">
          <draw:text-box>
            <text:list text:style-name="L4">
              <text:list-header>
                <text:p text:style-name="P21"><text:span text:style-name="T7">This one is usually what we expect an img2img dataset to be</text:span></text:p>
              </text:list-header>
            </text:list>
          </draw:text-box>
        </draw:frame>
        <draw:frame draw:style-name="gr19" draw:text-style-name="P16" draw:layer="layout" svg:width="0.502cm" svg:height="0.962cm" svg:x="21.706cm" svg:y="9.652cm">
          <draw:text-box>
            <text:p/>
          </draw:text-box>
        </draw:frame>
        <draw:frame draw:style-name="gr19" draw:text-style-name="P16" draw:layer="layout" svg:width="0.502cm" svg:height="0.962cm" svg:x="23.738cm" svg:y="9.652cm">
          <draw:text-box>
            <text:p/>
          </draw:text-box>
        </draw:frame>
        <draw:frame draw:style-name="gr20" draw:text-style-name="P16" draw:layer="layout" svg:width="10.16cm" svg:height="4.517cm" svg:x="16.34cm" svg:y="14.224cm">
          <draw:text-box>
            <text:list text:style-name="L4">
              <text:list-header>
                <text:p><text:span text:style-name="T7">While for this one, let’s say, we want to combine three source images into one and estimate a super-resoulution image to be as close as the one in source_b.</text:span></text:p>
              </text:list-header>
            </text:list>
          </draw:text-box>
        </draw:frame>
        <draw:line draw:style-name="gr21" draw:text-style-name="P20" draw:layer="layout" svg:x1="0.762cm" svg:y1="12.246cm" svg:x2="26.599cm" svg:y2="12.246cm">
          <text:p/>
        </draw:line>
        <draw:frame draw:style-name="gr22" draw:text-style-name="P16" draw:layer="layout" svg:width="3.172cm" svg:height="1.016cm" svg:x="1.4cm" svg:y="7.62cm">
          <draw:text-box>
            <text:p>dataset1</text:p>
          </draw:text-box>
        </draw:frame>
        <draw:frame draw:style-name="gr22" draw:text-style-name="P16" draw:layer="layout" svg:width="3.172cm" svg:height="1.016cm" svg:x="1.438cm" svg:y="12.7cm">
          <draw:text-box>
            <text:p>dataset2</text:p>
          </draw:text-box>
        </draw:frame>
        <presentation:notes draw:style-name="dp2">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3" draw:master-page-name="標準" presentation:presentation-page-layout-name="AL2T1">
        <draw:frame presentation:style-name="pr2" draw:layer="layout" svg:width="25.199cm" svg:height="3.506cm" svg:x="1.4cm" svg:y="0.837cm" presentation:class="title">
          <draw:text-box>
            <text:p>Loading Data<text:line-break/><text:span text:style-name="T11">Basic Example</text:span></text:p>
          </draw:text-box>
        </draw:frame>
        <draw:frame presentation:style-name="pr4" draw:text-style-name="P23" draw:layer="layout" svg:width="25.199cm" svg:height="14.39cm" svg:x="1.4cm" svg:y="4.914cm" presentation:class="outline" presentation:user-transformed="true">
          <draw:text-box>
            <text:p text:style-name="P22"><text:span text:style-name="T12">Here is an example to load the a typical img2img dataset(dataset1):</text:span></text:p>
            <text:p text:style-name="P22"><text:span text:style-name="T12">data = </text:span><text:span text:style-name="T13">Img2Img_Dataset</text:span><text:span text:style-name="T12">(</text:span><text:span text:style-name="T14">args</text:span><text:span text:style-name="T12">=</text:span><text:span text:style-name="T15">args</text:span><text:span text:style-name="T16">, </text:span><text:span text:style-name="T14">sources</text:span><text:span text:style-name="T12">=[</text:span><text:span text:style-name="T17">"source_a"</text:span><text:span text:style-name="T16">, </text:span><text:span text:style-name="T17">"source_b"</text:span><text:span text:style-name="T12">]</text:span><text:span text:style-name="T16">, <text:s/></text:span><text:span text:style-name="T16"><text:tab/></text:span><text:span text:style-name="T16"> <text:s text:c="70"/></text:span><text:span text:style-name="T14">modes</text:span><text:span text:style-name="T12">=[</text:span><text:span text:style-name="T18">path_loader.load_path_from_folder</text:span><text:span text:style-name="T12">] * </text:span><text:span text:style-name="T19">2</text:span><text:span text:style-name="T16">,</text:span><text:span text:style-name="T16"><text:line-break/></text:span><text:span text:style-name="T16"> <text:s text:c="22"/></text:span><text:span text:style-name="T14">load_funcs</text:span><text:span text:style-name="T12">=[data</text:span><text:span text:style-name="T18">_loader.read_image</text:span><text:span text:style-name="T12">] * </text:span><text:span text:style-name="T19">2</text:span><text:span text:style-name="T16">, </text:span><text:span text:style-name="T14">dig_level</text:span><text:span text:style-name="T12">=[</text:span><text:span text:style-name="T19">0, 0</text:span><text:span text:style-name="T12">]</text:span><text:span text:style-name="T12">)</text:span></text:p>
            <text:p text:style-name="P22"><text:span text:style-name="T20">args</text:span><text:span text:style-name="T21">: args a variable loaded from argparse, this variable contains all the settings of your network.</text:span></text:p>
            <text:p text:style-name="P22"><text:span text:style-name="T20">sources</text:span><text:span text:style-name="T21">: List of String, Omni-Torch is going to load all the information from this list based on the methods in </text:span><text:span text:style-name="T20">modes</text:span><text:span text:style-name="T21">.</text:span></text:p>
            <text:p text:style-name="P22"><text:span text:style-name="T20">modes</text:span><text:span text:style-name="T21">: List of Function, being used to load path from hard disk. These functions defined in omni-torch/data/path_loader.py and you can define you own path_loader function if it is needed. While <text:s text:c="2"/>*2 means for both </text:span><text:span text:style-name="T17">"source_a"</text:span><text:span text:style-name="T21"> and </text:span><text:span text:style-name="T17">"source_b"</text:span><text:span text:style-name="T21">, loading methods are the same.</text:span></text:p>
            <text:p text:style-name="P22"><text:span text:style-name="T20">dig_level</text:span><text:span text:style-name="T21">: List of Int or String, it defines how many sub-folders should be enumerated. And sometimes you can use dig-level for other purposes. </text:span></text:p>
            <text:p text:style-name="P22"><text:span text:style-name="T20">load_funcs</text:span><text:span text:style-name="T21">: List of Function, usually the functions defined in omni-torch/data/data_loader.py or you can define you own load function. While *2 means for both </text:span><text:span text:style-name="T17">"source_a"</text:span><text:span text:style-name="T21"> and </text:span><text:span text:style-name="T17">"source_b"</text:span><text:span text:style-name="T21">, loading methods are the same.</text:span></text:p>
          </draw:text-box>
        </draw:frame>
        <presentation:notes draw:style-name="dp2">
          <draw:page-thumbnail draw:style-name="gr1"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3" draw:master-page-name="標準" presentation:presentation-page-layout-name="AL2T1">
        <draw:frame presentation:style-name="pr2" draw:layer="layout" svg:width="25.199cm" svg:height="3.506cm" svg:x="1.4cm" svg:y="0.837cm" presentation:class="title">
          <draw:text-box>
            <text:p>Loading Data<text:line-break/><text:span text:style-name="T11">Advanced Example</text:span></text:p>
          </draw:text-box>
        </draw:frame>
        <draw:frame presentation:style-name="pr4" draw:text-style-name="P23" draw:layer="layout" svg:width="25.199cm" svg:height="14.39cm" svg:x="1.4cm" svg:y="4.914cm" presentation:class="outline" presentation:user-transformed="true">
          <draw:text-box>
            <text:p text:style-name="P24"><text:span text:style-name="T22">While not all dataset are in a standard form, as in dataset2 we have to combine the grayscale images from source_a_1~3 into RGB image. Now we’ll have to define our own method “</text:span><text:span text:style-name="T12">combine_multi_image</text:span><text:span text:style-name="T22">”.</text:span></text:p>
            <text:p text:style-name="P24"><text:span text:style-name="T12">data = </text:span><text:span text:style-name="T13">Arbitrary_Dataset</text:span><text:span text:style-name="T12">(</text:span><text:span text:style-name="T14">args</text:span><text:span text:style-name="T12">=</text:span><text:span text:style-name="T15">args</text:span><text:span text:style-name="T16">, </text:span><text:span text:style-name="T14">sources</text:span><text:span text:style-name="T12">=[[</text:span><text:span text:style-name="T17">"source_a_1"</text:span><text:span text:style-name="T16">, </text:span><text:span text:style-name="T17">"source_a_2"</text:span><text:span text:style-name="T16">,</text:span><text:span text:style-name="T17"> "source_a_3"</text:span><text:span text:style-name="T12">]</text:span><text:span text:style-name="T16">, </text:span><text:span text:style-name="T17">"source_b"</text:span><text:span text:style-name="T12">]</text:span><text:span text:style-name="T16">, </text:span><text:span text:style-name="T16"><text:tab/></text:span><text:span text:style-name="T16"> <text:s text:c="13"/></text:span><text:span text:style-name="T14">modes</text:span><text:span text:style-name="T12">=[path_loader.load_path_from_multi_folder</text:span><text:span text:style-name="T16">, </text:span><text:span text:style-name="T12">path_loader.load_path_from_folder]</text:span><text:span text:style-name="T16">, <text:s text:c="22"/></text:span><text:span text:style-name="T14">load_funcs</text:span><text:span text:style-name="T12">=[combine_multi_image</text:span><text:span text:style-name="T16">, </text:span><text:span text:style-name="T12">data_loader.read_image]</text:span><text:span text:style-name="T16">, </text:span><text:span text:style-name="T14">dig_level</text:span><text:span text:style-name="T12">=[</text:span><text:span text:style-name="T19">0, 0</text:span><text:span text:style-name="T12">])</text:span></text:p>
            <text:p text:style-name="P22"><text:span text:style-name="T23">def </text:span><text:span text:style-name="T24">combine_multi_image</text:span><text:span text:style-name="T12">(</text:span><text:span text:style-name="T15">args</text:span><text:span text:style-name="T16">, </text:span><text:span text:style-name="T15">paths</text:span><text:span text:style-name="T16">, </text:span><text:span text:style-name="T15">seed</text:span><text:span text:style-name="T16">, </text:span><text:span text:style-name="T15">size</text:span><text:span text:style-name="T16">, </text:span><text:span text:style-name="T15">ops</text:span><text:span text:style-name="T12">):</text:span><text:span text:style-name="T12"><text:line-break/></text:span><text:span text:style-name="T12"> <text:s text:c="3"/>imgs = []</text:span><text:span text:style-name="T12"><text:line-break/></text:span><text:span text:style-name="T12"> <text:s text:c="3"/></text:span><text:span text:style-name="T23">for </text:span><text:span text:style-name="T12">path </text:span><text:span text:style-name="T23">in </text:span><text:span text:style-name="T15">paths</text:span><text:span text:style-name="T12">:</text:span><text:span text:style-name="T12"><text:line-break/></text:span><text:span text:style-name="T12"> <text:s text:c="7"/>imgs.</text:span><text:span text:style-name="T13">append</text:span><text:span text:style-name="T12">(data_loader</text:span><text:span text:style-name="T12">.</text:span><text:span text:style-name="T13">read_image</text:span><text:span text:style-name="T12">(</text:span><text:span text:style-name="T15">args</text:span><text:span text:style-name="T16">, </text:span><text:span text:style-name="T12">path</text:span><text:span text:style-name="T16">, </text:span><text:span text:style-name="T15">seed</text:span><text:span text:style-name="T16">, </text:span><text:span text:style-name="T15">size</text:span><text:span text:style-name="T16">, </text:span><text:span text:style-name="T15">ops</text:span><text:span text:style-name="T12">))</text:span><text:span text:style-name="T12"><text:line-break/></text:span><text:span text:style-name="T12"> <text:s text:c="3"/></text:span><text:span text:style-name="T23">return </text:span><text:span text:style-name="T12">torch.</text:span><text:span text:style-name="T13">cat</text:span><text:span text:style-name="T12">(imgs, dim=0)</text:span></text:p>
            <text:p text:style-name="P24"><text:span text:style-name="T22">Sometimes, if you want to constrain the image size of source_a_1~3 and source_b, you can add the following line, so that source_a will be (1200, 1200) while source_b would be (1920, 1920):</text:span></text:p>
            <text:p text:style-name="P22"><text:span text:style-name="T12">options = {</text:span><text:span text:style-name="T17">"sizes"</text:span><text:span text:style-name="T12">: [(</text:span><text:span text:style-name="T19">1200</text:span><text:span text:style-name="T16">, </text:span><text:span text:style-name="T19">1200</text:span><text:span text:style-name="T12">)</text:span><text:span text:style-name="T16">, </text:span><text:span text:style-name="T12">(</text:span><text:span text:style-name="T19">1920</text:span><text:span text:style-name="T16">, </text:span><text:span text:style-name="T19">1920</text:span><text:span text:style-name="T12">)]}</text:span></text:p>
            <text:p text:style-name="P24"><text:span text:style-name="T12">data = </text:span><text:span text:style-name="T13">Arbitrary_Dataset</text:span><text:span text:style-name="T12">(</text:span><text:span text:style-name="T14">args</text:span><text:span text:style-name="T12">=</text:span><text:span text:style-name="T15">args</text:span><text:span text:style-name="T16">, </text:span><text:span text:style-name="T14">sources</text:span><text:span text:style-name="T12">=[[</text:span><text:span text:style-name="T17">"source_a_1"</text:span><text:span text:style-name="T16">, </text:span><text:span text:style-name="T17">"source_a_2"</text:span><text:span text:style-name="T16">,</text:span><text:span text:style-name="T17"> "source_a_3"</text:span><text:span text:style-name="T12">]</text:span><text:span text:style-name="T16">, </text:span><text:span text:style-name="T17">"source_b"</text:span><text:span text:style-name="T12">]</text:span><text:span text:style-name="T16">, </text:span><text:span text:style-name="T16"><text:tab/></text:span><text:span text:style-name="T16"> <text:s text:c="13"/></text:span><text:span text:style-name="T14">modes</text:span><text:span text:style-name="T12">=[path_loader.load_path_from_multi_folder</text:span><text:span text:style-name="T16">, </text:span><text:span text:style-name="T12">path_loader.load_path_from_folder]</text:span><text:span text:style-name="T16">, <text:s text:c="24"/></text:span><text:span text:style-name="T14">load_funcs</text:span><text:span text:style-name="T12">=[combine_multi_image</text:span><text:span text:style-name="T16">, </text:span><text:span text:style-name="T12">data_loader.read_image]</text:span><text:span text:style-name="T16">, </text:span><text:span text:style-name="T14">dig_level</text:span><text:span text:style-name="T12">=[</text:span><text:span text:style-name="T19">0, 0</text:span><text:span text:style-name="T12">], **options)</text:span></text:p>
            <text:p text:style-name="P22"><text:span text:style-name="T12"/></text:p>
            <text:p text:style-name="P24"><text:span text:style-name="T12"/></text:p>
          </draw:text-box>
        </draw:frame>
        <presentation:notes draw:style-name="dp2">
          <draw:page-thumbnail draw:style-name="gr1"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3" draw:master-page-name="標準" presentation:presentation-page-layout-name="AL2T1">
        <draw:frame presentation:style-name="pr2" draw:layer="layout" svg:width="25.199cm" svg:height="3.506cm" svg:x="1.4cm" svg:y="0.837cm" presentation:class="title">
          <draw:text-box>
            <text:p>Loading Data<text:line-break/><text:span text:style-name="T11">Start to load data</text:span></text:p>
          </draw:text-box>
        </draw:frame>
        <draw:frame presentation:style-name="pr4" draw:text-style-name="P23" draw:layer="layout" svg:width="25.199cm" svg:height="14.39cm" svg:x="1.4cm" svg:y="4.914cm" presentation:class="outline" presentation:user-transformed="true">
          <draw:text-box>
            <text:p text:style-name="P24"><text:span text:style-name="T12">data = </text:span><text:span text:style-name="T13">Arbitrary_Dataset</text:span><text:span text:style-name="T12">(</text:span><text:span text:style-name="T14">args</text:span><text:span text:style-name="T12">=</text:span><text:span text:style-name="T15">args</text:span><text:span text:style-name="T16">, </text:span><text:span text:style-name="T14">sources</text:span><text:span text:style-name="T12">=[[</text:span><text:span text:style-name="T17">"source_a_1"</text:span><text:span text:style-name="T16">, </text:span><text:span text:style-name="T17">"source_a_2"</text:span><text:span text:style-name="T16">,</text:span><text:span text:style-name="T17"> "source_a_3"</text:span><text:span text:style-name="T12">]</text:span><text:span text:style-name="T16">, </text:span><text:span text:style-name="T17">"source_b"</text:span><text:span text:style-name="T12">]</text:span><text:span text:style-name="T16">, </text:span><text:span text:style-name="T16"><text:tab/></text:span><text:span text:style-name="T16"> <text:s text:c="13"/></text:span><text:span text:style-name="T14">modes</text:span><text:span text:style-name="T12">=[path_loader.load_path_from_multi_folder</text:span><text:span text:style-name="T16">, </text:span><text:span text:style-name="T12">path_loader.load_path_from_folder]</text:span><text:span text:style-name="T16">, <text:s text:c="22"/></text:span><text:span text:style-name="T14">load_funcs</text:span><text:span text:style-name="T12">=[combine_multi_image</text:span><text:span text:style-name="T16">, </text:span><text:span text:style-name="T12">data_loader.read_image]</text:span><text:span text:style-name="T16">, </text:span><text:span text:style-name="T14">dig_level</text:span><text:span text:style-name="T12">=[</text:span><text:span text:style-name="T19">0, 0</text:span><text:span text:style-name="T12">])</text:span></text:p>
            <text:p text:style-name="P24"><text:span text:style-name="T22">If we only initialize a Dataset Class, nothing will be loaded unless we start the workflow.</text:span></text:p>
            <text:p text:style-name="P22"><text:span text:style-name="T12">data.</text:span><text:span text:style-name="T13">prepare</text:span><text:span text:style-name="T12">()</text:span></text:p>
            <text:p text:style-name="P24"><text:span text:style-name="T22">By calling the </text:span><text:span text:style-name="T13">prepare</text:span><text:span text:style-name="T22"> method, omni-torch will start to load the path from dataset(which means it will execute the functions defined in modes) </text:span></text:p>
            <text:p text:style-name="P22"><text:span text:style-name="T12">workers = mpi.</text:span><text:span text:style-name="T13">cpu_count</text:span><text:span text:style-name="T12">() </text:span><text:span text:style-name="T23">if </text:span><text:span text:style-name="T15">args</text:span><text:span text:style-name="T12">.loading_threads &gt; mpi.</text:span><text:span text:style-name="T13">cpu_count</text:span><text:span text:style-name="T12">() </text:span><text:span text:style-name="T23">else </text:span><text:span text:style-name="T15">args</text:span><text:span text:style-name="T12">.loading_threads</text:span><text:span text:style-name="T12"><text:line-break/></text:span><text:span text:style-name="T12">kwargs = {</text:span><text:span text:style-name="T17">'num_workers'</text:span><text:span text:style-name="T12">: workers</text:span><text:span text:style-name="T16">, </text:span><text:span text:style-name="T17">'pin_memory'</text:span><text:span text:style-name="T12">: </text:span><text:span text:style-name="T23">True</text:span><text:span text:style-name="T12">} <text:s/></text:span><text:span text:style-name="T23">if </text:span><text:span text:style-name="T12">torch.cuda.</text:span><text:span text:style-name="T13">is_available</text:span><text:span text:style-name="T12">() </text:span><text:span text:style-name="T23">else </text:span><text:span text:style-name="T12">{}</text:span><text:span text:style-name="T12"><text:line-break/></text:span><text:span text:style-name="T12">data_loader = torch.utils.data.</text:span><text:span text:style-name="T13">DataLoader</text:span><text:span text:style-name="T12">(data</text:span><text:span text:style-name="T16">, </text:span><text:span text:style-name="T14">batch_size</text:span><text:span text:style-name="T12">=</text:span><text:span text:style-name="T15">args</text:span><text:span text:style-name="T12">.batch_size</text:span><text:span text:style-name="T16">, </text:span><text:span text:style-name="T14">shuffle</text:span><text:span text:style-name="T12">=</text:span><text:span text:style-name="T23">True</text:span><text:span text:style-name="T16">, </text:span><text:span text:style-name="T12">**kwargs)</text:span></text:p>
            <text:p text:style-name="P24"><text:span text:style-name="T22">Then we define how many threads to use, use cuda or not, and finally use a PyTorch Dataset API to create a dataset iterator(</text:span><text:span text:style-name="T12">data_loader</text:span><text:span text:style-name="T22">) and return it.</text:span></text:p>
            <text:p text:style-name="P22"/>
            <text:p text:style-name="P22"><text:span text:style-name="T12"/></text:p>
            <text:p text:style-name="P24"><text:span text:style-name="T12"/></text:p>
          </draw:text-box>
        </draw:frame>
        <presentation:notes draw:style-name="dp2">
          <draw:page-thumbnail draw:style-name="gr1"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3" draw:master-page-name="標準" presentation:presentation-page-layout-name="AL2T1">
        <draw:frame presentation:style-name="pr2" draw:layer="layout" svg:width="25.199cm" svg:height="3.506cm" svg:x="1.4cm" svg:y="0.837cm" presentation:class="title">
          <draw:text-box>
            <text:p>Loading Data<text:line-break/><text:span text:style-name="T11">Load data during training</text:span></text:p>
          </draw:text-box>
        </draw:frame>
        <draw:frame presentation:style-name="pr4" draw:text-style-name="P23" draw:layer="layout" svg:width="25.199cm" svg:height="14.39cm" svg:x="1.4cm" svg:y="4.914cm" presentation:class="outline" presentation:user-transformed="true">
          <draw:text-box>
            <text:p text:style-name="P24"><text:span text:style-name="T22">During the training or testing phase, we can use a simple for iteration to enumerate all the data inside the dataset(</text:span><text:span text:style-name="T12">data_loader</text:span><text:span text:style-name="T22">).</text:span></text:p>
            <text:p text:style-name="P22"><text:span text:style-name="T23">for </text:span><text:span text:style-name="T12">batch_idx</text:span><text:span text:style-name="T16">, </text:span><text:span text:style-name="T12">(img_batch</text:span><text:span text:style-name="T16">, </text:span><text:span text:style-name="T12">label_batch) </text:span><text:span text:style-name="T23">in </text:span><text:span text:style-name="T25">enumerate</text:span><text:span text:style-name="T12">(data_loader):</text:span><text:span text:style-name="T23"><text:line-break/></text:span><text:span text:style-name="T23"> <text:s text:c="3"/></text:span><text:span text:style-name="T12">img_batch</text:span><text:span text:style-name="T16">, </text:span><text:span text:style-name="T12">label_batch = img_batch.</text:span><text:span text:style-name="T13">to</text:span><text:span text:style-name="T12">(</text:span><text:span text:style-name="T15">device</text:span><text:span text:style-name="T12">)</text:span><text:span text:style-name="T16">, </text:span><text:span text:style-name="T12">label_batch.</text:span><text:span text:style-name="T13">to</text:span><text:span text:style-name="T12">(</text:span><text:span text:style-name="T15">device</text:span><text:span text:style-name="T12">)</text:span><text:span text:style-name="T12"><text:line-break/></text:span><text:span text:style-name="T12"> <text:s text:c="3"/>prediction</text:span><text:span text:style-name="T16">, </text:span><text:span text:style-name="T12">label = </text:span><text:span text:style-name="T13">network</text:span><text:span text:style-name="T12">(img_batch</text:span><text:span text:style-name="T16">, </text:span><text:span text:style-name="T12">label_batch)</text:span></text:p>
            <text:p text:style-name="P22"><text:span text:style-name="T26"/></text:p>
            <text:p text:style-name="P22"/>
            <text:p text:style-name="P22"><text:span text:style-name="T12"/></text:p>
            <text:p text:style-name="P24"><text:span text:style-name="T12"/></text:p>
          </draw:text-box>
        </draw:frame>
        <presentation:notes draw:style-name="dp2">
          <draw:page-thumbnail draw:style-name="gr1"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4" draw:master-page-name="標準" presentation:presentation-page-layout-name="AL2T1">
        <draw:frame presentation:style-name="pr2" draw:layer="layout" svg:width="25.199cm" svg:height="3.506cm" svg:x="1.4cm" svg:y="0.837cm" presentation:class="title">
          <draw:text-box>
            <text:p>Loading Data<text:line-break/><text:span text:style-name="T11">Advanced Code Example</text:span></text:p>
          </draw:text-box>
        </draw:frame>
        <draw:frame presentation:style-name="pr4" draw:text-style-name="P23" draw:layer="layout" svg:width="25.199cm" svg:height="14.39cm" svg:x="1.4cm" svg:y="4.914cm" presentation:class="outline" presentation:user-transformed="true">
          <draw:text-box>
            <text:p text:style-name="P24"><text:span text:style-name="T22">And Sometimes, you need to get all the information from one or more text files, like txt, csv, xml, etc.</text:span></text:p>
            <text:p text:style-name="P22"><text:span text:style-name="T12">data = </text:span><text:span text:style-name="T13">Arbitrary_Dataset</text:span><text:span text:style-name="T12">(</text:span><text:span text:style-name="T15">args</text:span><text:span text:style-name="T16">, </text:span><text:span text:style-name="T14">sources</text:span><text:span text:style-name="T12">=[</text:span><text:span text:style-name="T17">"txt_file.txt"</text:span><text:span text:style-name="T12">]</text:span><text:span text:style-name="T16">, </text:span><text:span text:style-name="T14">modes</text:span><text:span text:style-name="T12">=[load_bbox_from_txt]</text:span><text:span text:style-name="T16">,</text:span><text:span text:style-name="T16"><text:line-break/></text:span><text:span text:style-name="T16"> <text:s text:c="29"/></text:span><text:span text:style-name="T14">load_funcs</text:span><text:span text:style-name="T12">=[read_seg_info] </text:span><text:span text:style-name="T16">, </text:span><text:span text:style-name="T14">dig_level</text:span><text:span text:style-name="T12">=[</text:span><text:span text:style-name="T15">foldername</text:span><text:span text:style-name="T12">[i]]</text:span><text:span text:style-name="T16">,</text:span><text:span text:style-name="T14">loader_ops</text:span><text:span text:style-name="T12">=[resize_height])</text:span></text:p>
            <text:p text:style-name="P22"><text:span text:style-name="T22">The role of each parameter is flexible, dig_level are replaced by</text:span><text:span text:style-name="T12"> </text:span><text:span text:style-name="T15">foldername</text:span><text:span text:style-name="T12">[i], </text:span><text:span text:style-name="T22">while another parameter </text:span><text:span text:style-name="T14">loader_ops</text:span><text:span text:style-name="T22"> appears, this operation takes place when </text:span><text:span text:style-name="T14">load_funcs</text:span><text:span text:style-name="T22"> is working in order to do some user defined operation during </text:span><text:span text:style-name="T14">load_funcs</text:span><text:span text:style-name="T22">. Here, for example, </text:span><text:span text:style-name="T12">resize_height</text:span><text:span text:style-name="T22"> will be executed during </text:span><text:span text:style-name="T12">read_seg_info</text:span><text:span text:style-name="T22">. </text:span></text:p>
            <text:p text:style-name="P22"><text:span text:style-name="T12"/></text:p>
            <text:p text:style-name="P24"><text:span text:style-name="T12"/></text:p>
          </draw:text-box>
        </draw:frame>
        <presentation:notes draw:style-name="dp2">
          <draw:page-thumbnail draw:style-name="gr1"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標準" presentation:presentation-page-layout-name="AL2T1">
        <draw:frame presentation:style-name="pr2" draw:layer="layout" svg:width="25.199cm" svg:height="3.506cm" svg:x="1.4cm" svg:y="0.837cm" presentation:class="title">
          <draw:text-box>
            <text:p>Loading Data<text:line-break/><text:span text:style-name="T3">Diagram</text:span></text:p>
          </draw:text-box>
        </draw:frame>
        <draw:custom-shape draw:style-name="gr23" draw:text-style-name="P21" draw:layer="layout" svg:width="4.572cm" svg:height="1.778cm" svg:x="4.24cm" svg:y="5.096cm">
          <text:p text:style-name="P21">args.root_path</text:p>
          <draw:enhanced-geometry svg:viewBox="0 0 21600 21600" draw:type="rectangle" draw:enhanced-path="M 0 0 L 21600 0 21600 21600 0 21600 0 0 Z N"/>
        </draw:custom-shape>
        <draw:custom-shape draw:style-name="gr24" draw:text-style-name="P6" draw:layer="layout" svg:width="4.318cm" svg:height="2.032cm" svg:x="10.59cm" svg:y="5.096cm">
          <text:p text:style-name="P6">source_a,</text:p>
          <text:p text:style-name="P6">source_b</text:p>
          <draw:enhanced-geometry svg:viewBox="0 0 21600 21600" draw:type="rectangle" draw:enhanced-path="M 0 0 L 21600 0 21600 21600 0 21600 0 0 Z N"/>
        </draw:custom-shape>
        <draw:line draw:style-name="gr16" draw:text-style-name="P20" draw:layer="layout" svg:x1="6.172cm" svg:y1="7.028cm" svg:x2="8.204cm" svg:y2="9.822cm">
          <text:p/>
        </draw:line>
        <draw:line draw:style-name="gr16" draw:text-style-name="P20" draw:layer="layout" svg:x1="12.622cm" svg:y1="7.228cm" svg:x2="10.082cm" svg:y2="9.768cm">
          <text:p/>
        </draw:line>
        <draw:custom-shape draw:style-name="gr25" draw:text-style-name="P25" draw:layer="layout" svg:width="4.826cm" svg:height="1.778cm" svg:x="6.78cm" svg:y="9.922cm">
          <text:p text:style-name="P6">modes</text:p>
          <draw:enhanced-geometry svg:viewBox="0 0 21600 21600" draw:type="rectangle" draw:enhanced-path="M 0 0 L 21600 0 21600 21600 0 21600 0 0 Z N"/>
        </draw:custom-shape>
        <draw:line draw:style-name="gr16" draw:text-style-name="P20" draw:layer="layout" svg:x1="9.12cm" svg:y1="11.9cm" svg:x2="9.12cm" svg:y2="14.186cm">
          <text:p/>
        </draw:line>
        <draw:custom-shape draw:style-name="gr24" draw:text-style-name="P6" draw:layer="layout" svg:width="4.318cm" svg:height="2.032cm" svg:x="0.422cm" svg:y="8.128cm">
          <text:p text:style-name="P6">dig_level</text:p>
          <draw:enhanced-geometry svg:viewBox="0 0 21600 21600" draw:type="rectangle" draw:enhanced-path="M 0 0 L 21600 0 21600 21600 0 21600 0 0 Z N"/>
        </draw:custom-shape>
        <draw:custom-shape draw:style-name="gr25" draw:text-style-name="P25" draw:layer="layout" svg:width="4.826cm" svg:height="1.778cm" svg:x="14.6cm" svg:y="14.394cm">
          <text:p text:style-name="P6">load_func</text:p>
          <draw:enhanced-geometry svg:viewBox="0 0 21600 21600" draw:type="rectangle" draw:enhanced-path="M 0 0 L 21600 0 21600 21600 0 21600 0 0 Z N"/>
        </draw:custom-shape>
        <draw:custom-shape draw:style-name="gr24" draw:text-style-name="P6" draw:layer="layout" svg:width="4.318cm" svg:height="2.032cm" svg:x="7.034cm" svg:y="14.24cm">
          <text:p text:style-name="P6">Intermediate</text:p>
          <text:p text:style-name="P6">data</text:p>
          <draw:enhanced-geometry svg:viewBox="0 0 21600 21600" draw:type="rectangle" draw:enhanced-path="M 0 0 L 21600 0 21600 21600 0 21600 0 0 Z N"/>
        </draw:custom-shape>
        <draw:line draw:style-name="gr16" draw:text-style-name="P20" draw:layer="layout" svg:x1="11.452cm" svg:y1="15.256cm" svg:x2="14.5cm" svg:y2="15.256cm">
          <text:p/>
        </draw:line>
        <draw:line draw:style-name="gr16" draw:text-style-name="P20" draw:layer="layout" svg:x1="19.48cm" svg:y1="15.256cm" svg:x2="22.528cm" svg:y2="15.256cm">
          <text:p/>
        </draw:line>
        <draw:custom-shape draw:style-name="gr26" draw:text-style-name="P6" draw:layer="layout" svg:width="4.804cm" svg:height="2.032cm" svg:x="22.628cm" svg:y="14.24cm">
          <text:p text:style-name="P6">PyTorch </text:p>
          <text:p text:style-name="P6">readable tensor</text:p>
          <draw:enhanced-geometry svg:viewBox="0 0 21600 21600" draw:type="rectangle" draw:enhanced-path="M 0 0 L 21600 0 21600 21600 0 21600 0 0 Z N"/>
        </draw:custom-shape>
        <draw:custom-shape draw:style-name="gr27" draw:text-style-name="P6" draw:layer="layout" svg:width="8.382cm" svg:height="1.778cm" svg:x="12.868cm" svg:y="17.78cm">
          <text:p text:style-name="P6">args.augmentation_settings</text:p>
          <text:p text:style-name="P6">args.batch_size</text:p>
          <draw:enhanced-geometry svg:viewBox="0 0 21600 21600" draw:type="rectangle" draw:enhanced-path="M 0 0 L 21600 0 21600 21600 0 21600 0 0 Z N"/>
        </draw:custom-shape>
        <draw:line draw:style-name="gr16" draw:text-style-name="P20" draw:layer="layout" svg:x1="16.986cm" svg:y1="17.78cm" svg:x2="16.986cm" svg:y2="16.172cm">
          <text:p/>
        </draw:line>
        <draw:line draw:style-name="gr16" draw:text-style-name="P20" draw:layer="layout" svg:x1="4.74cm" svg:y1="9.144cm" svg:x2="6.604cm" svg:y2="9.906cm">
          <text:p/>
        </draw:line>
        <draw:custom-shape draw:style-name="gr24" draw:text-style-name="P6" draw:layer="layout" svg:width="4.318cm" svg:height="2.032cm" svg:x="13.716cm" svg:y="8.89cm">
          <text:p text:style-name="P6">load_ops</text:p>
          <draw:enhanced-geometry svg:viewBox="0 0 21600 21600" draw:type="rectangle" draw:enhanced-path="M 0 0 L 21600 0 21600 21600 0 21600 0 0 Z N"/>
        </draw:custom-shape>
        <draw:custom-shape draw:style-name="gr24" draw:text-style-name="P6" draw:layer="layout" svg:width="4.318cm" svg:height="2.032cm" svg:x="19.304cm" svg:y="10.668cm">
          <text:p text:style-name="P6">**options</text:p>
          <draw:enhanced-geometry svg:viewBox="0 0 21600 21600" draw:type="rectangle" draw:enhanced-path="M 0 0 L 21600 0 21600 21600 0 21600 0 0 Z N"/>
        </draw:custom-shape>
        <draw:line draw:style-name="gr16" draw:text-style-name="P20" draw:layer="layout" svg:x1="15.748cm" svg:y1="10.922cm" svg:x2="16.964cm" svg:y2="14.224cm">
          <text:p/>
        </draw:line>
        <draw:line draw:style-name="gr16" draw:text-style-name="P20" draw:layer="layout" svg:x1="19.304cm" svg:y1="12.7cm" svg:x2="17.526cm" svg:y2="14.224cm">
          <text:p/>
        </draw:line>
        <draw:path draw:style-name="gr28" draw:text-style-name="P20" draw:layer="layout" svg:width="17.355cm" svg:height="9.126cm" svg:x="0.688cm" svg:y="4.127cm" svg:viewBox="0 0 17356 9127" svg:d="M0 9102c405 0 812 0 1217 0 326 0 657 56 979 0 325-57 647-126 952-265 312-142 638-250 953-396 309-143 518-503 529-874 9-303-15-631 159-899 186-288 375-559 582-847 203-281 451-537 794-555 306-17 571-174 873-239 315-68 612-29 926-105 294-71 592-124 899-133 291-8 559-148 847-185 301-38 598-118 900-159 306-42 618-61 926-105 332-48 671-115 1005-80 325 34 584-100 900-106 320-6 631-142 952-132 361 12 641-218 953-344 374-151 633-473 926-741 290-265 591-524 767-899 141-299 154-619 132-926-20-286 90-542 80-821l79-291h26">
          <text:p/>
        </draw:path>
        <draw:frame draw:style-name="gr10" draw:text-style-name="P27" draw:layer="layout" svg:width="3.821cm" svg:height="1.276cm" svg:x="0.688cm" svg:y="10.916cm">
          <draw:text-box>
            <text:p text:style-name="P26"><text:span text:style-name="T27">Initialize</text:span></text:p>
          </draw:text-box>
        </draw:frame>
        <draw:path draw:style-name="gr29" draw:text-style-name="P20" draw:layer="layout" svg:width="12.411cm" svg:height="6.82cm" draw:transform="skewX (2.19997662081909E-017) rotate (-1.69750723048968) translate (13.6271219154939cm 8.71035738861094cm)" svg:viewBox="0 0 12412 6821" svg:d="M0 881c308-12 617-41 925-64 327-25 650-59 975-97 305-36 613-78 918-117 359-46 719-92 1077-137 340-44 683-87 1023-131 333-42 664-84 997-127 306-39 610-102 919-117 293-14 581-118 869-84 376 44 706 279 1023 483 340 220 695 435 972 729 262 277 558 526 724 869 155 320 400 569 541 891 129 295 312 559 504 815 191 255 226 564 347 837 121 275 222 555 293 843 71 287 181 559 216 853l63 285 26 209">
          <text:p/>
        </draw:path>
        <draw:frame draw:style-name="gr10" draw:text-style-name="P29" draw:layer="layout" svg:width="6.382cm" svg:height="1.886cm" svg:x="1.524cm" svg:y="17.526cm">
          <draw:text-box>
            <text:p text:style-name="P28"><text:span text:style-name="T28">Prepare Paths</text:span></text:p>
            <text:p text:style-name="P22"><text:span text:style-name="T29">data.</text:span><text:span text:style-name="T30">prepare</text:span><text:span text:style-name="T29">()</text:span></text:p>
          </draw:text-box>
        </draw:frame>
        <draw:path draw:style-name="gr30" draw:text-style-name="P20" draw:layer="layout" svg:width="12.137cm" svg:height="3.53cm" draw:transform="rotate (-0.215024563845701) translate (16.70084996844cm 6.90982156700143cm)" svg:viewBox="0 0 12138 3531" svg:d="M0 646c366-27 733-60 1099-51 333 9 643-127 968-157 347-31 671-157 1024-143 340 14 679-35 1023-34 353 2 689-157 1039-199 380-45 765-63 1151-62 373 1 747 45 1113 136 364 90 675 303 1035 397 355 94 608 366 947 497 376 146 594 471 916 721 269 208 473 444 698 714 197 237 435 455 491 760l269 239 313 67 52-12">
          <text:p/>
        </draw:path>
        <draw:frame draw:style-name="gr31" draw:text-style-name="P31" draw:layer="layout" svg:width="7.112cm" svg:height="2.54cm" svg:x="20.574cm" svg:y="5.334cm">
          <draw:text-box>
            <text:p text:style-name="P30"><text:span text:style-name="T31">Generate tensor</text:span></text:p>
            <text:p text:style-name="P22"><text:span text:style-name="T32">for </text:span><text:span text:style-name="T33">idx</text:span><text:span text:style-name="T34">, </text:span><text:span text:style-name="T33">(img_batch</text:span><text:span text:style-name="T34">, </text:span><text:span text:style-name="T33">label_batch) </text:span></text:p>
            <text:p text:style-name="P22"><text:span text:style-name="T32">in </text:span><text:span text:style-name="T35">enumerate</text:span><text:span text:style-name="T29">(dataset):</text:span></text:p>
          </draw:text-box>
        </draw:frame>
        <presentation:notes draw:style-name="dp2">
          <draw:page-thumbnail draw:style-name="gr1"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標準" presentation:presentation-page-layout-name="AL2T1">
        <draw:frame presentation:style-name="pr2" draw:layer="layout" svg:width="25.199cm" svg:height="3.506cm" svg:x="1.4cm" svg:y="0.837cm" presentation:class="title">
          <draw:text-box>
            <text:p>Loading Data<text:line-break/><text:span text:style-name="T3">Create your own operations</text:span></text:p>
          </draw:text-box>
        </draw:frame>
        <draw:frame presentation:style-name="pr4" draw:layer="layout" svg:width="25.199cm" svg:height="14.39cm" svg:x="1.4cm" svg:y="4.914cm" presentation:class="outline" presentation:user-transformed="true">
          <draw:text-box>
            <text:list text:style-name="L3">
              <text:list-item>
                <text:p>Input parameters of each operations</text:p>
                <text:list>
                  <text:list-item>
                    <text:p><text:span text:style-name="T36">modes</text:span><text:span text:style-name="T37">(</text:span><text:span text:style-name="T38">args</text:span><text:span text:style-name="T39">, </text:span><text:span text:style-name="T40">length</text:span><text:span text:style-name="T39">, </text:span><text:span text:style-name="T38">paths</text:span><text:span text:style-name="T39">, </text:span><text:span text:style-name="T38">dig_level</text:span><text:span text:style-name="T37">)</text:span></text:p>
                  </text:list-item>
                  <text:list-item>
                    <text:p><text:span text:style-name="T3">load_funcs</text:span><text:span text:style-name="T37">(</text:span><text:span text:style-name="T38">args</text:span><text:span text:style-name="T39">, </text:span><text:span text:style-name="T38">image/path</text:span><text:span text:style-name="T39">, </text:span><text:span text:style-name="T38">seed</text:span><text:span text:style-name="T39">, </text:span><text:span text:style-name="T38">size</text:span><text:span text:style-name="T37">)</text:span></text:p>
                  </text:list-item>
                  <text:list-item>
                    <text:p><text:span text:style-name="T37">load_ops(</text:span><text:span text:style-name="T38">image</text:span><text:span text:style-name="T39">, </text:span><text:span text:style-name="T38">args</text:span><text:span text:style-name="T39">, </text:span><text:span text:style-name="T40">path</text:span><text:span text:style-name="T39">, </text:span><text:span text:style-name="T40">seed</text:span><text:span text:style-name="T39">, </text:span><text:span text:style-name="T40">size</text:span><text:span text:style-name="T37">)</text:span></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397cm"/>
    </style:style>
    <style:style style:name="Mpr3" style:family="presentation" style:parent-style-name="標準-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番号&gt;</text:page-number></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番号&gt;</text:page-number></text:p>
        </draw:text-box>
      </draw:frame>
      <presentation:notes style:page-layout-name="PM0">
        <draw:page-thumbnail presentation:style-name="標準-title" draw:layer="backgroundobjects" svg:width="13.968cm" svg:height="10.476cm" svg:x="3.81cm" svg:y="2.123cm" presentation:class="page"/>
        <draw:frame presentation:style-name="標準-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番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27T12:41:02.995000000</meta:creation-date>
    <dc:date>2019-01-03T18:28:57.232000000</dc:date>
    <meta:editing-duration>P6DT33M15S</meta:editing-duration>
    <meta:editing-cycles>14</meta:editing-cycles>
    <meta:generator>LibreOffice/5.4.6.2$Windows_X86_64 LibreOffice_project/4014ce260a04f1026ba855d3b8d91541c224eab8</meta:generator>
    <meta:document-statistic meta:object-count="174"/>
  </office:meta>
</office:document-meta>
</file>